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5465in"/>
    </style:style>
    <style:style style:name="Table1.B" style:family="table-column">
      <style:table-column-properties style:column-width="4.1465in"/>
    </style:style>
    <style:style style:name="Table1.A1" style:family="table-cell">
      <style:table-cell-properties style:vertical-align="middle" fo:padding="0.0194in" fo:border="none"/>
    </style:style>
    <style:style style:name="Table2" style:family="table">
      <style:table-properties style:width="5.5826in" table:align="left"/>
    </style:style>
    <style:style style:name="Table2.A" style:family="table-column">
      <style:table-column-properties style:column-width="1.6604in"/>
    </style:style>
    <style:style style:name="Table2.B" style:family="table-column">
      <style:table-column-properties style:column-width="3.9222in"/>
    </style:style>
    <style:style style:name="Table2.A1" style:family="table-cell">
      <style:table-cell-properties style:vertical-align="middle" fo:padding="0.0194in" fo:border="none"/>
    </style:style>
    <style:style style:name="P1" style:family="paragraph" style:parent-style-name="Text_20_body">
      <style:paragraph-properties>
        <style:tab-stops>
          <style:tab-stop style:position="3.9484in"/>
        </style:tab-stops>
      </style:paragraph-properties>
      <style:text-properties fo:color="#000000" loext:opacity="100%" style:font-name="Courier New" fo:font-size="12pt" fo:font-weight="normal" officeooo:rsid="00050790" officeooo:paragraph-rsid="00050790" style:font-size-asian="10.5pt" style:font-weight-asian="normal" style:font-size-complex="12pt" style:font-weight-complex="normal"/>
    </style:style>
    <style:style style:name="P2"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normal" officeooo:rsid="0006ac85" officeooo:paragraph-rsid="0006ac85" style:font-size-asian="10.5pt" style:font-style-asian="normal" style:font-weight-asian="normal" style:font-size-complex="12pt" style:font-style-complex="normal" style:font-weight-complex="normal"/>
    </style:style>
    <style:style style:name="P3" style:family="paragraph" style:parent-style-name="Text_20_body">
      <style:text-properties fo:color="#000000" loext:opacity="100%" style:font-name="Courier New" fo:font-size="12pt" fo:font-style="normal" fo:font-weight="normal" officeooo:rsid="0007d16b" officeooo:paragraph-rsid="0007d16b" style:font-size-asian="10.5pt" style:font-style-asian="normal" style:font-weight-asian="normal" style:font-size-complex="12pt" style:font-style-complex="normal" style:font-weight-complex="normal"/>
    </style:style>
    <style:style style:name="P4" style:family="paragraph" style:parent-style-name="Text_20_body">
      <style:text-properties fo:color="#000000" loext:opacity="100%" style:font-name="Courier New" fo:font-size="12pt" fo:font-style="normal" fo:font-weight="normal" officeooo:rsid="0008ddc9" officeooo:paragraph-rsid="0008ddc9" style:font-size-asian="10.5pt" style:font-style-asian="normal" style:font-weight-asian="normal" style:font-size-complex="12pt" style:font-style-complex="normal" style:font-weight-complex="normal"/>
    </style:style>
    <style:style style:name="P5" style:family="paragraph" style:parent-style-name="Text_20_body">
      <style:text-properties fo:color="#000000" loext:opacity="100%" style:font-name="Courier New" fo:font-size="12pt" fo:font-style="normal" fo:font-weight="normal" officeooo:rsid="000a6dde" officeooo:paragraph-rsid="000a6dde" style:font-size-asian="10.5pt" style:font-style-asian="normal" style:font-weight-asian="normal" style:font-size-complex="12pt" style:font-style-complex="normal" style:font-weight-complex="normal"/>
    </style:style>
    <style:style style:name="P6" style:family="paragraph" style:parent-style-name="Text_20_body">
      <style:text-properties fo:color="#000000" loext:opacity="100%" style:font-name="Courier New" fo:font-size="12pt" fo:font-style="normal" fo:font-weight="normal" officeooo:rsid="000dcfca" officeooo:paragraph-rsid="000dcfca" style:font-size-asian="10.5pt" style:font-style-asian="normal" style:font-weight-asian="normal" style:font-size-complex="12pt" style:font-style-complex="normal" style:font-weight-complex="normal"/>
    </style:style>
    <style:style style:name="P7" style:family="paragraph" style:parent-style-name="Text_20_body">
      <style:text-properties fo:color="#000000" loext:opacity="100%" style:font-name="Courier New" fo:font-size="12pt" fo:font-style="normal" fo:font-weight="normal" officeooo:rsid="000f0edc" officeooo:paragraph-rsid="000f0edc" style:font-size-asian="10.5pt" style:font-style-asian="normal" style:font-weight-asian="normal" style:font-size-complex="12pt" style:font-style-complex="normal" style:font-weight-complex="normal"/>
    </style:style>
    <style:style style:name="P8" style:family="paragraph" style:parent-style-name="Text_20_body">
      <style:text-properties fo:color="#000000" loext:opacity="100%" style:font-name="Courier New" fo:font-size="12pt" fo:font-style="normal" fo:font-weight="bold" officeooo:rsid="000f0edc" officeooo:paragraph-rsid="000f0edc" style:font-size-asian="10.5pt" style:font-style-asian="normal" style:font-weight-asian="bold" style:font-size-complex="12pt" style:font-style-complex="normal" style:font-weight-complex="bold"/>
    </style:style>
    <style:style style:name="P9" style:family="paragraph" style:parent-style-name="Text_20_body">
      <style:text-properties fo:color="#000000" loext:opacity="100%" style:font-name="Courier New" fo:font-size="12pt" fo:font-style="normal" fo:font-weight="bold" officeooo:rsid="00114c98" officeooo:paragraph-rsid="00114c98" style:font-size-asian="10.5pt" style:font-style-asian="normal" style:font-weight-asian="bold" style:font-size-complex="12pt" style:font-style-complex="normal" style:font-weight-complex="bold"/>
    </style:style>
    <style:style style:name="P10" style:family="paragraph" style:parent-style-name="Heading_20_2">
      <style:text-properties fo:color="#000000" loext:opacity="100%" style:font-name="Courier new" fo:font-size="12pt" fo:font-style="normal" fo:font-weight="normal" officeooo:rsid="00162062" officeooo:paragraph-rsid="00162062" style:font-size-asian="10.5pt" style:font-style-asian="normal" style:font-weight-asian="normal" style:font-size-complex="12pt" style:font-style-complex="normal" style:font-weight-complex="normal"/>
    </style:style>
    <style:style style:name="P11" style:family="paragraph" style:parent-style-name="Text_20_body">
      <style:text-properties fo:color="#000000" loext:opacity="100%" style:font-name="Courier new" fo:font-size="12pt" fo:font-style="normal" fo:font-weight="normal" officeooo:rsid="00162062" officeooo:paragraph-rsid="00162062" style:font-size-asian="10.5pt" style:font-style-asian="normal" style:font-weight-asian="normal" style:font-size-complex="12pt" style:font-style-complex="normal" style:font-weight-complex="normal"/>
    </style:style>
    <style:style style:name="P12" style:family="paragraph" style:parent-style-name="Heading_20_2">
      <style:text-properties fo:color="#000000" loext:opacity="100%" style:font-name="Courier new" fo:font-size="12pt" fo:font-style="normal" fo:font-weight="normal" officeooo:rsid="000f0edc" officeooo:paragraph-rsid="000f0edc" style:font-size-asian="10.5pt" style:font-style-asian="normal" style:font-weight-asian="normal" style:font-size-complex="12pt" style:font-style-complex="normal" style:font-weight-complex="normal"/>
    </style:style>
    <style:style style:name="P13" style:family="paragraph" style:parent-style-name="Heading_20_3">
      <style:text-properties fo:color="#000000" loext:opacity="100%" style:font-name="Courier new" fo:font-size="12pt" fo:font-style="normal" fo:font-weight="normal" officeooo:rsid="000f0edc" officeooo:paragraph-rsid="000f0edc" style:font-size-asian="10.5pt" style:font-style-asian="normal" style:font-weight-asian="normal" style:font-size-complex="12pt" style:font-style-complex="normal" style:font-weight-complex="normal"/>
    </style:style>
    <style:style style:name="P14" style:family="paragraph" style:parent-style-name="Text_20_body">
      <style:text-properties fo:color="#000000" loext:opacity="100%" style:font-name="Courier new" fo:font-size="12pt" fo:font-style="normal" fo:font-weight="normal" officeooo:rsid="000f0edc" officeooo:paragraph-rsid="000f0edc" style:font-size-asian="10.5pt" style:font-style-asian="normal" style:font-weight-asian="normal" style:font-size-complex="12pt" style:font-style-complex="normal" style:font-weight-complex="normal"/>
    </style:style>
    <style:style style:name="P15"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normal" officeooo:rsid="00050790" officeooo:paragraph-rsid="00050790" style:font-size-asian="10.5pt" style:font-style-asian="normal" style:font-weight-asian="normal" style:font-size-complex="12pt" style:font-style-complex="normal" style:font-weight-complex="normal"/>
    </style:style>
    <style:style style:name="P16" style:family="paragraph" style:parent-style-name="Text_20_body">
      <style:text-properties fo:color="#000000" loext:opacity="100%" style:font-name="Courier new" fo:font-size="12pt" fo:font-style="normal" fo:font-weight="normal" officeooo:rsid="0008ddc9" officeooo:paragraph-rsid="0008ddc9" style:font-size-asian="10.5pt" style:font-style-asian="normal" style:font-weight-asian="normal" style:font-size-complex="12pt" style:font-style-complex="normal" style:font-weight-complex="normal"/>
    </style:style>
    <style:style style:name="P17" style:family="paragraph" style:parent-style-name="Text_20_body">
      <style:text-properties fo:color="#000000" loext:opacity="100%" style:font-name="Courier new" fo:font-size="12pt" fo:font-style="normal" fo:font-weight="normal" officeooo:rsid="000a6dde" officeooo:paragraph-rsid="000a6dde" style:font-size-asian="10.5pt" style:font-style-asian="normal" style:font-weight-asian="normal" style:font-size-complex="12pt" style:font-style-complex="normal" style:font-weight-complex="normal"/>
    </style:style>
    <style:style style:name="P18" style:family="paragraph" style:parent-style-name="Text_20_body">
      <style:text-properties fo:color="#000000" loext:opacity="100%" style:font-name="Courier new" fo:font-size="12pt" fo:font-style="normal" fo:font-weight="normal" officeooo:rsid="000dcfca" officeooo:paragraph-rsid="000dcfca" style:font-size-asian="10.5pt" style:font-style-asian="normal" style:font-weight-asian="normal" style:font-size-complex="12pt" style:font-style-complex="normal" style:font-weight-complex="normal"/>
    </style:style>
    <style:style style:name="P19" style:family="paragraph" style:parent-style-name="Heading_20_3">
      <style:text-properties fo:color="#000000" loext:opacity="100%" style:font-name="Courier new" fo:font-size="12pt" fo:font-style="normal" fo:font-weight="bold" officeooo:rsid="000f0edc" officeooo:paragraph-rsid="000f0edc" style:font-size-asian="10.5pt" style:font-style-asian="normal" style:font-weight-asian="bold" style:font-size-complex="12pt" style:font-style-complex="normal" style:font-weight-complex="bold"/>
    </style:style>
    <style:style style:name="P20" style:family="paragraph" style:parent-style-name="Text_20_body">
      <style:text-properties fo:color="#000000" loext:opacity="100%" style:font-name="Courier new" fo:font-size="12pt" fo:font-style="normal" fo:font-weight="bold" officeooo:rsid="000f0edc" officeooo:paragraph-rsid="000f0edc" style:font-size-asian="10.5pt" style:font-style-asian="normal" style:font-weight-asian="bold" style:font-size-complex="12pt" style:font-style-complex="normal" style:font-weight-complex="bold"/>
    </style:style>
    <style:style style:name="P21"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bold" officeooo:rsid="00050790" officeooo:paragraph-rsid="00050790" style:font-size-asian="10.5pt" style:font-style-asian="normal" style:font-weight-asian="bold" style:font-size-complex="12pt" style:font-style-complex="normal" style:font-weight-complex="bold"/>
    </style:style>
    <style:style style:name="P22"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bold" officeooo:rsid="0006ac85" officeooo:paragraph-rsid="0006ac85" style:font-size-asian="10.5pt" style:font-style-asian="normal" style:font-weight-asian="bold" style:font-size-complex="12pt" style:font-style-complex="normal" style:font-weight-complex="bold"/>
    </style:style>
    <style:style style:name="P23" style:family="paragraph" style:parent-style-name="Text_20_body">
      <style:text-properties fo:color="#000000" loext:opacity="100%" style:font-name="Courier new" fo:font-size="12pt" fo:font-style="normal" fo:font-weight="bold" officeooo:rsid="000dcfca" officeooo:paragraph-rsid="000dcfca" style:font-size-asian="10.5pt" style:font-style-asian="normal" style:font-weight-asian="bold" style:font-size-complex="12pt" style:font-style-complex="normal" style:font-weight-complex="bold"/>
    </style:style>
    <style:style style:name="P24" style:family="paragraph" style:parent-style-name="Text_20_body">
      <style:text-properties fo:color="#000000" loext:opacity="100%" style:font-name="Courier new" fo:font-size="12pt" fo:font-style="normal" fo:font-weight="bold" officeooo:rsid="00114c98" officeooo:paragraph-rsid="00114c98" style:font-size-asian="10.5pt" style:font-style-asian="normal" style:font-weight-asian="bold" style:font-size-complex="12pt" style:font-style-complex="normal" style:font-weight-complex="bold"/>
    </style:style>
    <style:style style:name="P25" style:family="paragraph" style:parent-style-name="Text_20_body">
      <style:text-properties fo:color="#000000" loext:opacity="100%" style:font-name="Courier new" fo:font-size="12pt" fo:font-style="normal" fo:font-weight="bold" officeooo:rsid="00162062" officeooo:paragraph-rsid="00162062" style:font-size-asian="10.5pt" style:font-style-asian="normal" style:font-weight-asian="bold" style:font-size-complex="12pt" style:font-style-complex="normal" style:font-weight-complex="bold"/>
    </style:style>
    <style:style style:name="P26" style:family="paragraph" style:parent-style-name="Heading_20_3">
      <style:paragraph-properties fo:text-align="start" style:justify-single-word="false"/>
      <style:text-properties fo:color="#000000" loext:opacity="100%" style:font-name="Courier new" fo:font-size="12pt" fo:font-weight="bold" officeooo:rsid="00033663" officeooo:paragraph-rsid="0004e32d" style:font-size-asian="10.5pt" style:font-weight-asian="bold" style:font-size-complex="12pt" style:font-weight-complex="bold"/>
    </style:style>
    <style:style style:name="P27" style:family="paragraph" style:parent-style-name="Preformatted_20_Text">
      <style:paragraph-properties fo:text-align="start" style:justify-single-word="false"/>
      <style:text-properties fo:color="#000000" loext:opacity="100%" style:font-name="Courier new" fo:font-size="12pt" fo:font-weight="bold" officeooo:rsid="00033663" officeooo:paragraph-rsid="00033663" style:font-size-asian="10.5pt" style:font-weight-asian="bold" style:font-size-complex="12pt" style:font-weight-complex="bold"/>
    </style:style>
    <style:style style:name="P28" style:family="paragraph" style:parent-style-name="Text_20_body">
      <style:paragraph-properties>
        <style:tab-stops>
          <style:tab-stop style:position="3.9484in"/>
        </style:tab-stops>
      </style:paragraph-properties>
      <style:text-properties fo:color="#000000" loext:opacity="100%" style:font-name="Courier new" fo:font-size="12pt" fo:font-weight="bold" officeooo:rsid="00050790" officeooo:paragraph-rsid="00050790" style:font-size-asian="10.5pt" style:font-weight-asian="bold" style:font-size-complex="12pt" style:font-weight-complex="bold"/>
    </style:style>
    <style:style style:name="P29" style:family="paragraph" style:parent-style-name="Preformatted_20_Text">
      <style:paragraph-properties fo:text-align="start" style:justify-single-word="false"/>
      <style:text-properties fo:color="#000000" loext:opacity="100%" style:font-name="Courier new" fo:font-size="12pt" fo:font-weight="normal" officeooo:rsid="00033663" officeooo:paragraph-rsid="00033663" style:font-size-asian="10.5pt" style:font-weight-asian="normal" style:font-size-complex="12pt" style:font-weight-complex="normal"/>
    </style:style>
    <style:style style:name="P30" style:family="paragraph" style:parent-style-name="Preformatted_20_Text">
      <style:paragraph-properties fo:text-align="start" style:justify-single-word="false"/>
      <style:text-properties fo:color="#000000" loext:opacity="100%" style:font-name="Courier new" fo:font-size="12pt" fo:font-weight="normal" officeooo:rsid="00033663" officeooo:paragraph-rsid="0004e32d" style:font-size-asian="10.5pt" style:font-weight-asian="normal" style:font-size-complex="12pt" style:font-weight-complex="normal"/>
    </style:style>
    <style:style style:name="P31" style:family="paragraph" style:parent-style-name="Text_20_body">
      <style:paragraph-properties fo:text-align="start" style:justify-single-word="false"/>
      <style:text-properties fo:color="#000000" loext:opacity="100%" style:font-name="Courier new" fo:font-size="12pt" fo:font-weight="normal" officeooo:rsid="00033663" officeooo:paragraph-rsid="0004e32d" style:font-size-asian="10.5pt" style:font-weight-asian="normal" style:font-size-complex="12pt" style:font-weight-complex="normal"/>
    </style:style>
    <style:style style:name="P32" style:family="paragraph" style:parent-style-name="Text_20_body">
      <style:paragraph-properties>
        <style:tab-stops>
          <style:tab-stop style:position="3.9484in"/>
        </style:tab-stops>
      </style:paragraph-properties>
      <style:text-properties fo:color="#000000" loext:opacity="100%" style:font-name="Courier new" fo:font-size="12pt" fo:font-weight="normal" officeooo:rsid="00050790" officeooo:paragraph-rsid="00050790" style:font-size-asian="10.5pt" style:font-weight-asian="normal" style:font-size-complex="12pt" style:font-weight-complex="normal"/>
    </style:style>
    <style:style style:name="P33" style:family="paragraph" style:parent-style-name="Heading_20_3">
      <style:paragraph-properties fo:text-align="start" style:justify-single-word="false"/>
      <style:text-properties fo:color="#000000" loext:opacity="100%" style:font-name="Courier new" fo:font-size="14pt" fo:font-weight="bold" officeooo:rsid="00033663" officeooo:paragraph-rsid="00033663" style:font-size-asian="14pt" style:font-weight-asian="bold" style:font-size-complex="14pt" style:font-weight-complex="bold"/>
    </style:style>
    <style:style style:name="P34" style:family="paragraph" style:parent-style-name="Preformatted_20_Text">
      <style:paragraph-properties fo:text-align="start" style:justify-single-word="false"/>
      <style:text-properties fo:color="#000000" loext:opacity="100%" style:font-name="Courier new" fo:font-size="14pt" fo:font-weight="bold" officeooo:rsid="00033663" officeooo:paragraph-rsid="00033663" style:font-size-asian="14pt" style:font-weight-asian="bold" style:font-size-complex="14pt" style:font-weight-complex="bold"/>
    </style:style>
    <style:style style:name="P35" style:family="paragraph" style:parent-style-name="Heading_20_3">
      <style:paragraph-properties fo:text-align="start" style:justify-single-word="false"/>
      <style:text-properties fo:color="#000000" loext:opacity="100%" style:font-name="Courier new" fo:font-size="14pt" fo:font-weight="bold" officeooo:rsid="00033663" officeooo:paragraph-rsid="0004e32d" style:font-size-asian="14pt" style:font-weight-asian="bold" style:font-size-complex="14pt" style:font-weight-complex="bold"/>
    </style:style>
    <style:style style:name="P36" style:family="paragraph" style:parent-style-name="Heading_20_3">
      <style:paragraph-properties>
        <style:tab-stops>
          <style:tab-stop style:position="3.9484in"/>
        </style:tab-stops>
      </style:paragraph-properties>
      <style:text-properties fo:color="#000000" loext:opacity="100%" style:font-name="Courier new" fo:font-size="14pt" fo:font-weight="bold" officeooo:rsid="00033663" style:font-size-asian="14pt" style:font-weight-asian="bold" style:font-size-complex="14pt" style:font-weight-complex="bold"/>
    </style:style>
    <style:style style:name="P37" style:family="paragraph" style:parent-style-name="Heading_20_3">
      <style:paragraph-properties>
        <style:tab-stops>
          <style:tab-stop style:position="3.9484in"/>
        </style:tab-stops>
      </style:paragraph-properties>
      <style:text-properties fo:color="#000000" loext:opacity="100%" style:font-name="Courier new" fo:font-size="14pt" fo:font-style="italic" fo:font-weight="bold" officeooo:rsid="00050790" officeooo:paragraph-rsid="00050790" style:font-size-asian="14pt" style:font-style-asian="italic" style:font-weight-asian="bold" style:font-size-complex="14pt" style:font-style-complex="italic" style:font-weight-complex="bold"/>
    </style:style>
    <style:style style:name="P38" style:family="paragraph" style:parent-style-name="Heading_20_3">
      <style:paragraph-properties>
        <style:tab-stops>
          <style:tab-stop style:position="3.9484in"/>
        </style:tab-stops>
      </style:paragraph-properties>
      <style:text-properties fo:color="#000000" loext:opacity="100%" style:font-name="Courier new" fo:font-size="14pt" fo:font-style="normal" fo:font-weight="bold" officeooo:rsid="00050790" officeooo:paragraph-rsid="00050790" style:font-size-asian="14pt" style:font-style-asian="normal" style:font-weight-asian="bold" style:font-size-complex="14pt" style:font-style-complex="normal" style:font-weight-complex="bold"/>
    </style:style>
    <style:style style:name="P39" style:family="paragraph" style:parent-style-name="Text_20_body">
      <style:paragraph-properties>
        <style:tab-stops>
          <style:tab-stop style:position="3.9484in"/>
        </style:tab-stops>
      </style:paragraph-properties>
      <style:text-properties fo:color="#000000" loext:opacity="100%" style:font-name="Courier new" fo:font-size="14pt" fo:font-style="normal" fo:font-weight="bold" officeooo:rsid="0006ac85" officeooo:paragraph-rsid="0006ac85" style:font-size-asian="14pt" style:font-style-asian="normal" style:font-weight-asian="bold" style:font-size-complex="14pt" style:font-style-complex="normal" style:font-weight-complex="bold"/>
    </style:style>
    <style:style style:name="P40" style:family="paragraph" style:parent-style-name="Text_20_body">
      <style:text-properties fo:color="#000000" loext:opacity="100%" style:font-name="Courier new" fo:font-size="14pt" fo:font-style="normal" fo:font-weight="bold" officeooo:rsid="0007d16b" officeooo:paragraph-rsid="0007d16b" style:font-size-asian="14pt" style:font-style-asian="normal" style:font-weight-asian="bold" style:font-size-complex="14pt" style:font-style-complex="normal" style:font-weight-complex="bold"/>
    </style:style>
    <style:style style:name="P41" style:family="paragraph" style:parent-style-name="Heading_20_2">
      <style:text-properties style:font-name="Courier new"/>
    </style:style>
    <style:style style:name="P42" style:family="paragraph" style:parent-style-name="Heading_20_3">
      <style:text-properties style:font-name="Courier new"/>
    </style:style>
    <style:style style:name="P43" style:family="paragraph" style:parent-style-name="Preformatted_20_Text">
      <style:text-properties style:font-name="Courier new"/>
    </style:style>
    <style:style style:name="P44" style:family="paragraph" style:parent-style-name="Text_20_body">
      <style:paragraph-properties>
        <style:tab-stops>
          <style:tab-stop style:position="3.9484in"/>
        </style:tab-stops>
      </style:paragraph-properties>
      <style:text-properties style:font-name="Courier new" officeooo:paragraph-rsid="0004e32d"/>
    </style:style>
    <style:style style:name="P45" style:family="paragraph" style:parent-style-name="Text_20_body">
      <style:text-properties style:font-name="Courier new"/>
    </style:style>
    <style:style style:name="P46" style:family="paragraph" style:parent-style-name="Preformatted_20_Text">
      <style:paragraph-properties fo:margin-top="0in" fo:margin-bottom="0.1965in" style:contextual-spacing="false"/>
    </style:style>
    <style:style style:name="P47" style:family="paragraph" style:parent-style-name="Preformatted_20_Text">
      <style:paragraph-properties fo:text-align="center" style:justify-single-word="false"/>
      <style:text-properties fo:color="#c9211e" loext:opacity="100%" style:font-name="Courier new" fo:font-size="15pt" fo:font-weight="bold" officeooo:rsid="00033663" officeooo:paragraph-rsid="00033663" style:font-size-asian="13.1000003814697pt" style:font-weight-asian="bold" style:font-size-complex="15pt" style:font-weight-complex="bold"/>
    </style:style>
    <style:style style:name="P48" style:family="paragraph" style:parent-style-name="Heading_20_2">
      <style:text-properties fo:color="#000000" loext:opacity="100%" style:font-name="Courier new" fo:font-size="12pt" fo:font-style="normal" fo:font-weight="normal" officeooo:rsid="0017d802" officeooo:paragraph-rsid="000f0edc" style:font-size-asian="10.5pt" style:font-style-asian="normal" style:font-weight-asian="normal" style:font-size-complex="12pt" style:font-style-complex="normal" style:font-weight-complex="normal"/>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text-properties fo:color="#000000" loext:opacity="100%" style:font-name="Courier new" fo:font-size="12pt" fo:font-style="normal" fo:font-weight="normal" officeooo:rsid="0017d802" officeooo:paragraph-rsid="000f0edc"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loext:opacity="100%" style:font-name="Courier new" fo:font-size="12pt" fo:font-style="normal" fo:font-weight="normal" officeooo:rsid="0017d802" officeooo:paragraph-rsid="0017d802"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loext:opacity="100%" style:font-name="Courier new" fo:font-size="12pt" fo:font-style="normal" fo:font-weight="normal" officeooo:rsid="000f0edc" officeooo:paragraph-rsid="000f0edc"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loext:opacity="100%" style:font-name="Courier new" fo:font-size="12pt" fo:font-style="normal" fo:font-weight="bold" officeooo:rsid="000f0edc" officeooo:paragraph-rsid="000f0edc" style:font-size-asian="10.5pt" style:font-style-asian="normal" style:font-weight-asian="bold" style:font-size-complex="12pt" style:font-style-complex="normal" style:font-weight-complex="bold"/>
    </style:style>
    <style:style style:name="P69" style:family="paragraph" style:parent-style-name="Text_20_body" style:list-style-name="L17"/>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4e32d"/>
    </style:style>
    <style:style style:name="T4" style:family="text">
      <style:text-properties style:font-name="Courier new"/>
    </style:style>
    <style:style style:name="T5" style:family="text">
      <style:text-properties style:font-name="Courier new" fo:font-size="10.5pt" fo:font-style="italic" style:font-style-asian="italic" style:font-size-complex="10.5pt" style:font-style-complex="italic"/>
    </style:style>
    <style:style style:name="T6" style:family="text">
      <style:text-properties style:font-name="Courier new" officeooo:rsid="00083c44"/>
    </style:style>
    <style:style style:name="T7" style:family="text">
      <style:text-properties style:font-name="Courier new" fo:font-weight="normal" style:font-weight-asian="normal" style:font-weight-complex="normal"/>
    </style:style>
    <style:style style:name="T8" style:family="text"/>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CSS – Cascade Style Sheet</text:p>
      <text:p text:style-name="P29">Il CSS nasce dall’esigenza di separare la struttura semantica di un documento HTML dalla sua rappresentazione visiva, questo garantisce manutenibilità e modularità del codice. Nel modello a cascata, le regole di stile vengono elaborate seguendo una gerarchia precisa che considera origine, specificità e ordine d’inclusione; tale meccanismo assicura che le modifiche locali non compromettano l’intero impianto stilistico, promuovendo un’architettura di design che si adatta con agilità a evoluzioni future.</text:p>
      <text:p text:style-name="P34">Il box model</text:p>
      <text:p text:style-name="P29">Alla base di ogni layout vi è il cosiddetto box model, che concettualizza ogni elemento come un contenitore composto da:</text:p>
      <text:p text:style-name="P29">- un’area di contenuto</text:p>
      <text:p text:style-name="P29">- da uno spazio interno definito dal padding</text:p>
      <text:p text:style-name="P29">- da una cornice</text:p>
      <text:p text:style-name="P29">- da uno spazio esterno denominato margine. </text:p>
      <text:p text:style-name="P29"/>
      <text:p text:style-name="P29">Adottare il box‐sizing border‐box </text:p>
      <text:p text:style-name="P27"/>
      <text:p text:style-name="P27">* { </text:p>
      <text:p text:style-name="P27"><text:tab/>box-sizing: border-box; </text:p>
      <text:p text:style-name="P27">}</text:p>
      <text:p text:style-name="P27"/>
      <text:p text:style-name="P29">significa includere padding e bordo nel calcolo delle dimensioni di un elemento, semplificando i calcoli e garantendo un maggior controllo sul posizionamento.</text:p>
      <text:p text:style-name="P29"/>
      <text:p text:style-name="P29">Ex:</text:p>
      <text:p text:style-name="P27">.example { </text:p>
      <text:p text:style-name="P27"><text:tab/>width: 200px;</text:p>
      <text:p text:style-name="P27"><text:tab/>padding: 20px;</text:p>
      <text:p text:style-name="P27"><text:tab/>border: 5px solid; </text:p>
      <text:p text:style-name="P27">}</text:p>
      <text:p text:style-name="P29"/>
      <text:p text:style-name="P29">il contenitore rimane largo esattamente 200 pixel, anziché superare la misura attesa di 250 pixel. </text:p>
      <text:p text:style-name="P29">------------------------------------------------------------------</text:p>
      <text:p text:style-name="P34">Dal mobile-first alle media query</text:p>
      <text:p text:style-name="P29">Con l’avvento dei dispositivi mobili e delle viewport di dimensioni variabili, il CSS ha dovuto evolversi oltre il layout statico basato su float o posizionamenti assoluti. Le media query introducono una logica condizionale che permette di modulare le regole in funzione delle caratteristiche del dispositivo, creando un linguaggio di tipi (feature queries) che si comportano come switch all’interno del foglio di stile. </text:p>
      <text:p text:style-name="P29"/>
      <text:p text:style-name="P27">@media (min-width: 768px) {</text:p>
      <text:p text:style-name="P27"><text:s text:c="2"/>.container { display: grid; grid-template-columns: 1fr 2fr; }</text:p>
      <text:p text:style-name="P27">}</text:p>
      <text:p text:style-name="P27"/>
      <text:p text:style-name="P27"/>
      <text:h text:style-name="P33" text:outline-level="3"><text:soft-page-break/>Il potere dichiarativo di Flexbox e Grid</text:h>
      <text:p text:style-name="P30">Flexbox e Grid rappresentano due paradigmi diversi ma complementari: il primo si concentra sulla gestione di una singola dimensione organizzando gli elementi lungo un asse principale e uno secondario, il secondo proietta il layout in una griglia bidimensionale in cui le righe e le colonne formano una matrice esplicita. </text:p>
      <text:p text:style-name="P30">Teoricamente, Flexbox incapsula un modello di distribuzione spaziale in termini di crescita e contrazione, governato dalle proprietà di flex‐grow, flex‐shrink e flex‐basis, conciliando semplicità d’uso e dinamismo. </text:p>
      <text:p text:style-name="P30"/>
      <text:p text:style-name="P30">Grid, al contrario, introduce l’idea di celle nominate e tracciati espliciti, così da poter definire aree logiche e gestire posizionamenti complessi in maniera dichiarativa, sfruttando unità frazionarie (fr) e funzioni come minmax() per schedulare l’allocazione automatica dello spazio residuo.</text:p>
      <text:p text:style-name="P30"/>
      <text:h text:style-name="P35" text:outline-level="3">Unità di misura: tra costanza e adattabilità</text:h>
      <text:p text:style-name="P31">La convivenza di unità fisse e relative è la chiave per un design veramente adattivo: mentre i valori in pixel garantiscono precisione in contesti controllati, unità quali <text:span text:style-name="T1">em, rem, vw e vh </text:span>permettono di creare geometrie fluide che rispondono ai cambiamenti del viewport e alla tipografia. </text:p>
      <text:p text:style-name="P31">La scelta tra <text:span text:style-name="T1">em e rem</text:span>, ad esempio, incide su come l’eredità delle dimensioni del font si propaga nella gerarchia del <text:span text:style-name="T2">DOM</text:span>, offrendo strategie diverse per modulare spazi e tipografie in modo coerente.</text:p>
      <text:h text:style-name="P26" text:outline-level="3">Selettori avanzati e gestione della specificità</text:h>
      <text:p text:style-name="P44">Sul fronte della selettività e della specificità, i selettori avanzati ampliano il potere espressivo permettendo di colpire elementi in base ad attributi, relazioni strutturali o posizioni precise nel flusso del documento. </text:p>
      <text:p text:style-name="P44">L’impiego di <text:span text:style-name="T1">nth‐child e nth‐of‐type</text:span>, pur consentendo layout di grande precisione, introduce una dipendenza dal markup che può rivelarsi fragilizzante in presenza di DOM dinamici. <text:span text:style-name="T3">I</text:span> selettori di attributo offrono un approccio più semantico, ideali per applicare stili in funzione dei dati associati agli elementi, pur con un costo di performance che va ponderato su alberi DOM di grande complessità.</text:p>
      <text:p text:style-name="P44"/>
      <text:p text:style-name="P44"/>
      <text:p text:style-name="P44"/>
      <text:h text:style-name="P36" text:outline-level="3"><text:soft-page-break/>Introduzione alla specificità</text:h>
      <text:p text:style-name="P32">La specificità rappresenta il principio fondamentale che consente al motore di CSS di risolvere conflitti quando più regole mirano a uno stesso elemento e proprietà.</text:p>
      <text:p text:style-name="P32">Attraverso un sistema di “punteggio” interno, la specificità assegna un valore numerico a ciascun selettore, garantendo che, in caso di collisione, prevalga sempre la regola con il valore maggiore.</text:p>
      <text:h text:style-name="P37" text:outline-level="3">Il calcolo della specificità</text:h>
      <text:p text:style-name="P32">Ogni selettore viene analizzato secondo quattro categorie cui corrispondono pesi predefiniti: gli stili inline (1 000 punti), gli ID (100), le classi, gli attributi e le pseudo-classi (10), gli elementi e le pseudo-elementi (1). Il motore CSS somma questi valori per ogni componente del selettore, generando un numero finale che definisce la precedenza. Ad esempio, dato il selettore</text:p>
      <text:p text:style-name="P32">ex:</text:p>
      <text:p text:style-name="P28">ul#menu li.item:hover::before { … }</text:p>
      <text:p text:style-name="P1"><text:span text:style-name="T5">il calcolo sarà così suddiviso: 1 ID (100) + 1 classe (10) + 1 pseudo-classe (10) + 1 elemento </text:span><text:span text:style-name="Source_20_Text"><text:span text:style-name="T5">ul</text:span></text:span><text:span text:style-name="T5"> + 1 elemento </text:span><text:span text:style-name="Source_20_Text"><text:span text:style-name="T5">li</text:span></text:span><text:span text:style-name="T5"> + 1 pseudo-elemento </text:span><text:span text:style-name="Source_20_Text"><text:span text:style-name="T5">::before</text:span></text:span><text:span text:style-name="T5"> (tutti insieme valgono 3) = 123. Qualsiasi altra regola con un punteggio inferiore non potrà mai avere la meglio su questa.</text:span></text:p>
      <text:p text:style-name="P15">Quando definiamo </text:p>
      <text:p text:style-name="P21">p {</text:p>
      <text:p text:style-name="P21"><text:s text:c="3"/>color: grey;</text:p>
      <text:p text:style-name="P21">}</text:p>
      <text:p text:style-name="P15">Il foglio assegna un punteggio pari a 1, perché abbiamo un solo selettore di tipo elemento. </text:p>
      <text:p text:style-name="P15">Se aggiungiamo;</text:p>
      <text:p text:style-name="P21">p.intro {</text:p>
      <text:p text:style-name="P21"><text:s text:c="5"/>color:black;</text:p>
      <text:p text:style-name="P21">}</text:p>
      <text:p text:style-name="P15">La specificità diventa 11 perché sommando 10 per la classe e 1 per l’elemento. Quindi assume priorità rispetto alla regola precedente. </text:p>
      <text:p text:style-name="P15">Se aggiorniamo:</text:p>
      <text:p text:style-name="P21">&lt;p id=”main” class=”intro” style=”color: red”&gt;</text:p>
      <text:p text:style-name="P15">il valore inline (1000) sovrasta ogni altra regola, tingendo il paragrafo di rosso incondizionalmente.</text:p>
      <text:h text:style-name="P38" text:outline-level="3"><text:soft-page-break/>Risoluzione dei conflitti a pari specificità</text:h>
      <text:p text:style-name="P45">Quando due o più regole ottengono lo stesso punteggio, entra in gioco la regola dell’ordine di apparizione: vince quella dichiarata per ultima nel foglio di stile o nell’elenco dei fogli inclusi. Di conseguenza, se abbiamo due selettori con specificità 11 definiti in momenti diversi, la regola più “recente” nel sorgente avrà la meglio, anche se il punteggio è identico.</text:p>
      <text:p text:style-name="P39">PSEUDO-CLASS SELECTORS</text:p>
      <text:p text:style-name="P2"><text:span text:style-name="T4">I selettori basati su pseudo-classi ti permettono di “vedere” l’elemento in un dato momento, come se ascoltassi il suo stato, e di reagire con il CSS di conseguenza. Immagina di voler rendere più vivace un link non appena ci passi sopra il mouse: basta usare </text:span><text:span text:style-name="Source_20_Text"><text:span text:style-name="T4">a:hover</text:span></text:span><text:span text:style-name="T4"> per cambiare colore o aggiungere un’ombra. In questo modo, lo stile non è più statico ma risponde all’azione dell’utente, creando un’interazione immediata che rende la pagina molto più coinvolgente.</text:span></text:p>
      <text:p text:style-name="P22">Selector:pseudo-class {</text:p>
      <text:p text:style-name="P22">…</text:p>
      <text:p text:style-name="P22">}</text:p>
      <text:p text:style-name="P2"><text:span text:style-name="T4">Allo stesso modo, quando premi un pulsante e vuoi che il suo aspetto dia l’idea di essere “schiacciato”, entra in gioco il selettore </text:span><text:span text:style-name="Source_20_Text"><text:span text:style-name="T4">:active</text:span></text:span><text:span text:style-name="T4">. Diversamente da </text:span><text:span text:style-name="Source_20_Text"><text:span text:style-name="T4">:hover</text:span></text:span><text:span text:style-name="T4">, che si attiva al semplice movimento del cursore, </text:span><text:span text:style-name="Source_20_Text"><text:span text:style-name="T4">:active</text:span></text:span><text:span text:style-name="T4"> persiste solo per il tempo in cui il tasto del mouse rimane tenuto premuto, conferendo al bottone un feedback tattile visivo. Se poi devi concentrare l’attenzione su un campo di input quando vi clicchi dentro, il selettore </text:span><text:span text:style-name="Source_20_Text"><text:span text:style-name="T4">:focus</text:span></text:span><text:span text:style-name="T4">: sottolinea, evidenzia o ingrandisce l’elemento interessato, guidando l’utente nel compilare il form in modo più chiaro.</text:span></text:p>
      <text:p text:style-name="Text_20_body"><text:span text:style-name="T4">Parliamo poi delle pseudo-classi dedicate ai moduli. Pensale come una coppia di sensori: da un lato </text:span><text:span text:style-name="Source_20_Text"><text:span text:style-name="T4">:disabled</text:span></text:span><text:span text:style-name="T4"> e </text:span><text:span text:style-name="Source_20_Text"><text:span text:style-name="T4">:enabled</text:span></text:span><text:span text:style-name="T4"> ti segnalano se un controllo è attivo o meno, dall’altro </text:span><text:span text:style-name="Source_20_Text"><text:span text:style-name="T4">:checked</text:span></text:span><text:span text:style-name="T4"> segue lo stato delle checkbox e dei radio button, mentre </text:span><text:span text:style-name="Source_20_Text"><text:span text:style-name="T4">:valid</text:span></text:span><text:span text:style-name="T4"> e </text:span><text:span text:style-name="Source_20_Text"><text:span text:style-name="T4">:invalid</text:span></text:span><text:span text:style-name="T4"> si occupano di far suonare il campanello d’allarme quando l’input non rispetta il pattern desiderato. Così, senza una riga di JavaScript, puoi disegnare in rosso i campi sbagliati o abilitare solo quando tutto è corretto, con un’esperienza utente pulita e reattiva.</text:span></text:p>
      <text:p text:style-name="Text_20_body"><text:span text:style-name="T4">Esiste poi un’altra famiglia di pseudo-classi che agisce sulla posizione degli elementi nel loro contenitore. Se vuoi applicare uno stile particolare al terzo elemento di una lista o al primo paragrafo di ogni sezione, </text:span><text:span text:style-name="Source_20_Text"><text:span text:style-name="T4">:nth-of-type()</text:span></text:span><text:span text:style-name="T4"> e </text:span><text:span text:style-name="Source_20_Text"><text:span text:style-name="T4">:first-of-type</text:span></text:span><text:span text:style-name="T4"> ti </text:span><text:soft-page-break/><text:span text:style-name="T4">danno il potere di scegliere esattamente quale elemento vestire di uno stile unico. In questo modo, puoi creare layout più dinamici e diversificati senza dover aggiungere classi extra al markup HTML.</text:span></text:p>
      <text:p text:style-name="P40">PSEUDO-ELEMENTS</text:p>
      <text:p text:style-name="P3"><text:span text:style-name="T4">I pseudo-elementi sono come piccoli “ritagli” di un elemento HTML che puoi prendere, stilizzare e perfino riempire con nuovo contenuto senza toccare il markup originale. Pensali come un modo per intervenire su una parte specifica di un paragrafo, di una lista o persino su quello che l’utente seleziona con il mouse, rendendo il tuo CSS ancora più raffinato e potente. Il loro segreto sta nella sintassi a due punti doppi: anziché scrivere </text:span><text:span text:style-name="Source_20_Text"><text:span text:style-name="T4">:hover</text:span></text:span><text:span text:style-name="T4"> o </text:span><text:span text:style-name="Source_20_Text"><text:span text:style-name="T4">:active</text:span></text:span><text:span text:style-name="T4">, userai </text:span><text:span text:style-name="Source_20_Text"><text:span text:style-name="T4">::first-letter</text:span></text:span><text:span text:style-name="T4">, </text:span><text:span text:style-name="Source_20_Text"><text:span text:style-name="T4">::first-line</text:span></text:span><text:span text:style-name="T4">, </text:span><text:span text:style-name="Source_20_Text"><text:span text:style-name="T4">::marker</text:span></text:span><text:span text:style-name="T4"> o persino </text:span><text:span text:style-name="Source_20_Text"><text:span text:style-name="T4">::before</text:span></text:span><text:span text:style-name="T4"> e </text:span><text:span text:style-name="Source_20_Text"><text:span text:style-name="T4">::after</text:span></text:span><text:span text:style-name="T4"> per dire al browser esattamente su quale “pezzo” dell’elemento intervenire.</text:span></text:p>
      <text:p text:style-name="P3"><text:span text:style-name="T6">I</text:span><text:span text:style-name="T4">mmagina di voler cambiare soltanto la prima lettera di ogni punto in un elenco, rendendola più grande e colorata in corallo: applicherai </text:span><text:span text:style-name="Source_20_Text"><text:span text:style-name="T4">li::first-letter</text:span></text:span><text:span text:style-name="T4"> e il browser, indipendentemente da come modifichi il testo o da quanto sia lunga la lista, saprà sempre valorizzare quel singolo carattere iniziale. Se invece desideri sottolineare l’incipit di ogni riga di un paragrafo, </text:span><text:span text:style-name="Source_20_Text"><text:span text:style-name="T4">li::first-line</text:span></text:span><text:span text:style-name="T4"> ti permette di evidenziare la prima riga indipendentemente dall’ampiezza della finestra: così il tuo design resterà coerente anche quando l’utente ridimensiona lo schermo.</text:span></text:p>
      <text:p text:style-name="P3"><text:span text:style-name="T4">Passando agli elenchi puntati, il pseudo-elemento </text:span><text:span text:style-name="Source_20_Text"><text:span text:style-name="T4">::marker</text:span></text:span><text:span text:style-name="T4"> ti offre la possibilità di prendere il punto elenco stesso e trasformarlo in qualunque simbolo o colore desideri, magari sostituendo il classico pallino con un segno a freccia color fiordaliso, senza aggiungere nemmeno un carattere HTML in più. E non è finita: grazie a </text:span><text:span text:style-name="Source_20_Text"><text:span text:style-name="T4">::before</text:span></text:span><text:span text:style-name="T4"> e </text:span><text:span text:style-name="Source_20_Text"><text:span text:style-name="T4">::after</text:span></text:span><text:span text:style-name="T4">, puoi far comparire testi o simboli prima o dopo qualsiasi elemento idoneo, come quando vuoi anteporre la parola “Consiglio:” a un paragrafo di suggerimenti culinari, o appendere un punto esclamativo alla fine di ogni riga importante, il tutto senza alterare il DOM.</text:span></text:p>
      <text:p text:style-name="P16">commony used selectors:</text:p>
      <text:p text:style-name="P4"><text:a xlink:type="simple" xlink:href="https://www.geeksforgeeks.org/blogs/10-css-selectors-every-developer-should-know/" text:style-name="Internet_20_link" text:visited-style-name="Visited_20_Internet_20_Link"><text:span text:style-name="T4">https://www.geeksforgeeks.org/blogs/10-css-selectors-every-developer-should-know/</text:span></text:a></text:p>
      <text:p text:style-name="P5"><text:span text:style-name="T4">references css </text:span><text:a xlink:type="simple" xlink:href="https://www.w3schools.com/cssref/index.php" text:style-name="Internet_20_link" text:visited-style-name="Visited_20_Internet_20_Link"><text:span text:style-name="T4">https://www.w3schools.com/cssref/index.php</text:span></text:a></text:p>
      <text:p text:style-name="P17"/>
      <text:p text:style-name="P17"/>
      <text:p text:style-name="P17"/>
      <text:p text:style-name="P17"/>
      <text:p text:style-name="P23"><text:soft-page-break/>EFFECTS</text:p>
      <text:p text:style-name="P18">Le animazioni sul web trasformano semplici pagine in esperienze più coinvolgenti, dando vita a pulsanti che reagiscono al passaggio del cursore, gallerie che scorrono con fluidità e persino effetti di parallasse che suggeriscono profondità. Partendo dalle prime GIF animate e dai plugin proprietari come Flash, oggi possiamo affidarci a CSS nativo per creare transizioni leggere e micro-interazioni senza appesantire il codice o rallentare il caricamento. Sebbene le librerie JavaScript specializzate offrano controlli più raffinati, saper sfruttare al meglio hover, trasformazioni, keyframe e pseudo-classi di CSS garantisce performance ottimali e tempi di sviluppo ridotti. Il vero segreto sta nell’equilibrio: qualche animazione ben calibrata attira l’attenzione e guida l’utente, mentre un uso eccessivo rischia di distrarre o appesantire la pagina. In definitiva, padroneggiare gli effetti in CSS permette di costruire interfacce intuitive, efficaci e piacevoli da esplorare.</text:p>
      <text:p text:style-name="P6"><text:span text:style-name="T4">l’</text:span><text:span text:style-name="Strong_20_Emphasis"><text:span text:style-name="T4">hover effect</text:span></text:span><text:span text:style-name="T4">, che fa cambiare l’aspetto di un elemento al passaggio del cursore</text:span></text:p>
      <text:list xml:id="list290854499" text:style-name="L1">
        <text:list-item>
          <text:p text:style-name="P49"><text:span text:style-name="T4">la modifica del </text:span><text:span text:style-name="Strong_20_Emphasis"><text:span text:style-name="T4">puntatore del mouse</text:span></text:span><text:span text:style-name="T4">, per sostituire la freccia standard con cursori animati o colorati</text:span></text:p>
        </text:list-item>
      </text:list>
      <text:list xml:id="list3818013067" text:style-name="L2">
        <text:list-item>
          <text:p text:style-name="P50"><text:span text:style-name="T4">le </text:span><text:span text:style-name="Strong_20_Emphasis"><text:span text:style-name="T4">sliding galleries</text:span></text:span><text:span text:style-name="T4"> o </text:span><text:span text:style-name="Strong_20_Emphasis"><text:span text:style-name="T4">slide show</text:span></text:span><text:span text:style-name="T4">, utili per scorrere sequenze di immagini o box di testo</text:span></text:p>
        </text:list-item>
      </text:list>
      <text:list xml:id="list1086625866" text:style-name="L3">
        <text:list-item>
          <text:p text:style-name="P51"><text:span text:style-name="T4">gli </text:span><text:span text:style-name="Strong_20_Emphasis"><text:span text:style-name="T4">sfondi video</text:span></text:span><text:span text:style-name="T4"> a tutto schermo, che aggiungono movimento immediato alla parte alta della pagina</text:span></text:p>
        </text:list-item>
      </text:list>
      <text:list xml:id="list1201122372" text:style-name="L4">
        <text:list-item>
          <text:p text:style-name="P52"><text:span text:style-name="T4">l’</text:span><text:span text:style-name="Strong_20_Emphasis"><text:span text:style-name="T4">effetto parallasse</text:span></text:span><text:span text:style-name="T4">, che crea l’illusione di profondità muovendo a velocità diverse primo piano e sfondo</text:span></text:p>
        </text:list-item>
      </text:list>
      <text:list xml:id="list3382975561" text:style-name="L5">
        <text:list-item>
          <text:p text:style-name="P53"><text:span text:style-name="T4">il pulsante di </text:span><text:span text:style-name="Strong_20_Emphasis"><text:span text:style-name="T4">“back to top”</text:span></text:span><text:span text:style-name="T4">, che compare mentre scorri e ti riporta in cima alla pagina</text:span></text:p>
        </text:list-item>
      </text:list>
      <text:list xml:id="list753216106" text:style-name="L6">
        <text:list-item>
          <text:p text:style-name="P54"><text:span text:style-name="T4">le </text:span><text:span text:style-name="Strong_20_Emphasis"><text:span text:style-name="T4">transizioni di elementi e colori</text:span></text:span><text:span text:style-name="T4"> attivate allo scroll, per enfatizzare al volo sezioni o componenti</text:span></text:p>
        </text:list-item>
      </text:list>
      <text:list xml:id="list4020009200" text:style-name="L7">
        <text:list-item>
          <text:p text:style-name="P55"><text:span text:style-name="T4">lo </text:span><text:span text:style-name="Strong_20_Emphasis"><text:span text:style-name="T4">fullscreen snapping</text:span></text:span><text:span text:style-name="T4">, che fa “scattare” lo viewport da un’area all’altra mentre l’utente scorre</text:span></text:p>
        </text:list-item>
      </text:list>
      <text:p text:style-name="P20">TEXT EFFECTS</text:p>
      <text:p text:style-name="P14">Quando un blocco di testo non riesce a stare entro i limiti del suo “contenitore”, senza una regola precisa, il browser allarga il box o sfonda i bordi..</text:p>
      <text:p text:style-name="P7"><text:span text:style-name="T4">Con la proprietà </text:span><text:span text:style-name="Source_20_Text"><text:span text:style-name="T4">text-overflow</text:span></text:span><text:span text:style-name="T4"> riacquisti il controllo: ti basta specificare </text:span><text:span text:style-name="Source_20_Text"><text:span text:style-name="T4">overflow: hidden; white-space: nowrap; text-overflow: ellipsis;</text:span></text:span><text:span text:style-name="T4"> per far sì che le parole tagliate vengano sostituite da “…”</text:span></text:p>
      <text:p text:style-name="P7"><text:soft-page-break/><text:span text:style-name="T4">In pratica il flusso del testo rimane tutto su un’unica riga (grazie a </text:span><text:span text:style-name="Source_20_Text"><text:span text:style-name="T4">white-space: nowrap</text:span></text:span><text:span text:style-name="T4">), il contenuto in eccesso viene nascosto (</text:span><text:span text:style-name="Source_20_Text"><text:span text:style-name="T4">overflow: hidden</text:span></text:span><text:span text:style-name="T4">), e infine appare l’ellissi (</text:span><text:span text:style-name="Source_20_Text"><text:span text:style-name="T4">text-overflow: ellipsis</text:span></text:span><text:span text:style-name="T4">), un chiaro indizio per l’utente che c’è altro da leggere. Se invece preferisci che il testo venga “troncato” senza punti di sospensione, sostituisci </text:span><text:span text:style-name="Source_20_Text"><text:span text:style-name="T4">ellipsis</text:span></text:span><text:span text:style-name="T4"> con </text:span><text:span text:style-name="Source_20_Text"><text:span text:style-name="T4">clip</text:span></text:span><text:span text:style-name="T4"> e l’eccesso sparirà semplicemente, pur rimanendo accessibile — per esempio con un tooltip al passaggio del mouse.</text:span></text:p>
      <text:p text:style-name="P7"><text:span text:style-name="T4">Spesso vogliamo giocare con l’orientamento del testo, specialmente in layout grafici o per menu verticali. Qui entra in gioco </text:span><text:span text:style-name="Source_20_Text"><text:span text:style-name="T4">writing-mode</text:span></text:span><text:span text:style-name="T4">. Impostando </text:span><text:span text:style-name="Source_20_Text"><text:span text:style-name="T4">writing-mode: vertical-rl;</text:span></text:span><text:span text:style-name="T4"> il flusso del testo ruota di 90°, partendo da destra verso sinistra: il browser tratta ogni lettera come “in piedi” anziché “sdraiata”, generando colonne di caratteri. È utilissimo per titoli da affiancare a immagini o per effetti visivi che spezzano la monotonia di paragrafi troppo ampi.</text:span></text:p>
      <text:p text:style-name="Text_20_body"><text:span text:style-name="T4">Quando hai paragrafi pieni di termini molto lunghi — URL, parole composte, codici — e non vuoi abilitare lo scroll orizzontale, la proprietà </text:span><text:span text:style-name="Source_20_Text"><text:span text:style-name="T4">word-wrap</text:span></text:span><text:span text:style-name="T4"> (oggi spesso usata come alias </text:span><text:span text:style-name="Source_20_Text"><text:span text:style-name="T4">overflow-wrap</text:span></text:span><text:span text:style-name="T4">) ti soccorre. Con </text:span><text:span text:style-name="Source_20_Text"><text:span text:style-name="T4">word-wrap: break-word;</text:span></text:span><text:span text:style-name="T4"> il browser può “spezzare” una parola alla fine della riga se necessario, distribuendo il suo testo su più righe. Così eviti barre di scorrimento orizzontali indesiderate pur senza aggiungere manualmente trattini o spazi supplementari.</text:span></text:p>
      <text:p text:style-name="P14">Infine, per dare profondità e “vita” ai caratteri, <text:span text:style-name="Source_20_Text"><text:span text:style-name="T4">text-shadow</text:span></text:span> è il tuo migliore amico. Si configura con quattro valori: offset orizzontale, offset verticale, raggio di sfocatura e colore. Ad esempio:</text:p>
      <text:p text:style-name="P14">h1 {</text:p>
      <text:p text:style-name="P14"><text:s text:c="2"/>text-shadow: 2px 2px 4px rgba(0,0,0,0.5);</text:p>
      <text:p text:style-name="P14">}</text:p>
      <text:p text:style-name="P14"/>
      <text:p text:style-name="P14"/>
      <text:p text:style-name="P14"/>
      <text:p text:style-name="P14"/>
      <text:p text:style-name="P14"/>
      <text:p text:style-name="P14"/>
      <text:p text:style-name="P14"/>
      <text:p text:style-name="P14"/>
      <text:p text:style-name="P14"/>
      <text:p text:style-name="P24"><text:soft-page-break/>TRANSFORM E TRANSITION</text:p>
      <text:p text:style-name="P9"><text:span text:style-name="T7">Il vero potere delle animazioni CSS sta proprio nell’abbinamento di </text:span><text:span text:style-name="Strong_20_Emphasis"><text:span text:style-name="T7">transform</text:span></text:span><text:span text:style-name="T7"> e </text:span><text:span text:style-name="Strong_20_Emphasis"><text:span text:style-name="T7">transition</text:span></text:span><text:span text:style-name="T7">: il primo ti consente di spostare, ruotare, ridimensionare o inclinare un elemento, il secondo controlla la durata e la modalità di quell’animazione, trasformando un cambiamento istantaneo in un movimento fluido.</text:span></text:p>
      <text:p text:style-name="P20"/>
      <text:p text:style-name="P8"><text:span text:style-name="T4">Per creare animazioni davvero complesse (come un orologio che segna le ore in tempo reale) non basta più una semplice </text:span><text:span text:style-name="Source_20_Text"><text:span text:style-name="T4">transition</text:span></text:span><text:span text:style-name="T4">: serve la proprietà </text:span><text:span text:style-name="Strong_20_Emphasis"><text:span text:style-name="T4">animation</text:span></text:span><text:span text:style-name="T4"> insieme alla regola </text:span><text:span text:style-name="Strong_20_Emphasis"><text:span text:style-name="T4">@keyframes</text:span></text:span><text:span text:style-name="T4">, che ti permette di definire gli “scatti” (key-frames) intermedi della tua animazione. Ecco come funziona in dettaglio.</text:span></text:p>
      <text:h text:style-name="P41" text:outline-level="2">1. Sintassi di base</text:h>
      <text:h text:style-name="P42" text:outline-level="3">@keyframes</text:h>
      <text:p text:style-name="Text_20_body"><text:span text:style-name="T4">Con </text:span><text:span text:style-name="Source_20_Text"><text:span text:style-name="T4">@keyframes nomeAnimazione { … }</text:span></text:span><text:span text:style-name="T4"> definisci i vari step di trasformazione. Puoi usare percentuali (0%, 50%, 75%, 100%) o le keywords </text:span><text:span text:style-name="Source_20_Text"><text:span text:style-name="T4">from</text:span></text:span><text:span text:style-name="T4"> (equivalente a 0%) e </text:span><text:span text:style-name="Source_20_Text"><text:span text:style-name="T4">to</text:span></text:span><text:span text:style-name="T4"> (100%).</text:span></text:p>
      <text:p text:style-name="Preformatted_20_Text"><text:span text:style-name="Source_20_Text"><text:span text:style-name="T4">@keyframes cycle {</text:span></text:span></text:p>
      <text:p text:style-name="Preformatted_20_Text"><text:span text:style-name="Source_20_Text"><text:span text:style-name="T4"><text:s text:c="2"/>from { transform: rotate(0deg); }</text:span></text:span></text:p>
      <text:p text:style-name="Preformatted_20_Text"><text:span text:style-name="Source_20_Text"><text:span text:style-name="T4"><text:s text:c="2"/>to <text:s text:c="2"/>{ transform: rotate(360deg); }</text:span></text:span></text:p>
      <text:p text:style-name="P46"><text:span text:style-name="Source_20_Text"><text:span text:style-name="T4">}</text:span></text:span></text:p>
      <text:h text:style-name="P42" text:outline-level="3">Proprietà animation</text:h>
      <text:p text:style-name="Text_20_body"><text:span text:style-name="T4">La proprietà </text:span><text:span text:style-name="Source_20_Text"><text:span text:style-name="T4">animation</text:span></text:span><text:span text:style-name="T4"> (shorthand) accorpa questi sub-valori:</text:span></text:p>
      <text:list xml:id="list3884710489" text:style-name="L8">
        <text:list-item>
          <text:p text:style-name="P56"><text:span text:style-name="Strong_20_Emphasis"><text:span text:style-name="T4">animation-name</text:span></text:span><text:span text:style-name="T4">: il nome richiamato da </text:span><text:span text:style-name="Source_20_Text"><text:span text:style-name="T4">@keyframes</text:span></text:span></text:p>
        </text:list-item>
        <text:list-item>
          <text:p text:style-name="P56"><text:span text:style-name="Strong_20_Emphasis"><text:span text:style-name="T4">animation-duration</text:span></text:span><text:span text:style-name="T4">: durata di un ciclo (es. </text:span><text:span text:style-name="Source_20_Text"><text:span text:style-name="T4">6s</text:span></text:span><text:span text:style-name="T4">)</text:span></text:p>
        </text:list-item>
        <text:list-item>
          <text:p text:style-name="P56"><text:span text:style-name="Strong_20_Emphasis"><text:span text:style-name="T4">animation-timing-function</text:span></text:span><text:span text:style-name="T4">: il ritmo dell’animazione (es. </text:span><text:span text:style-name="Source_20_Text"><text:span text:style-name="T4">linear</text:span></text:span><text:span text:style-name="T4">, </text:span><text:span text:style-name="Source_20_Text"><text:span text:style-name="T4">ease-in-out</text:span></text:span><text:span text:style-name="T4">)</text:span></text:p>
        </text:list-item>
        <text:list-item>
          <text:p text:style-name="P56"><text:span text:style-name="Strong_20_Emphasis"><text:span text:style-name="T4">animation-delay</text:span></text:span><text:span text:style-name="T4">: ritardo prima di partire (es. </text:span><text:span text:style-name="Source_20_Text"><text:span text:style-name="T4">1s</text:span></text:span><text:span text:style-name="T4">)</text:span></text:p>
        </text:list-item>
        <text:list-item>
          <text:p text:style-name="P56"><text:span text:style-name="Strong_20_Emphasis"><text:span text:style-name="T4">animation-iteration-count</text:span></text:span><text:span text:style-name="T4">: quante volte ripetere (es. </text:span><text:span text:style-name="Source_20_Text"><text:span text:style-name="T4">infinite</text:span></text:span><text:span text:style-name="T4">)</text:span></text:p>
        </text:list-item>
        <text:list-item>
          <text:p text:style-name="P56"><text:span text:style-name="Strong_20_Emphasis"><text:span text:style-name="T4">animation-direction</text:span></text:span><text:span text:style-name="T4">: avanti, indietro, alternato (es. </text:span><text:span text:style-name="Source_20_Text"><text:span text:style-name="T4">alternate</text:span></text:span><text:span text:style-name="T4">)</text:span></text:p>
        </text:list-item>
        <text:list-item>
          <text:p text:style-name="P56"><text:span text:style-name="Strong_20_Emphasis"><text:span text:style-name="T4">animation-fill-mode</text:span></text:span><text:span text:style-name="T4">: cosa succede prima e dopo l’animazione (es. </text:span><text:span text:style-name="Source_20_Text"><text:span text:style-name="T4">forwards</text:span></text:span><text:span text:style-name="T4">)</text:span></text:p>
        </text:list-item>
      </text:list>
      <text:p text:style-name="P45">Puoi scriverli in una riga:</text:p>
      <text:p text:style-name="Preformatted_20_Text"><text:span text:style-name="Source_20_Text"><text:span text:style-name="T4">.element {</text:span></text:span></text:p>
      <text:p text:style-name="Preformatted_20_Text"><text:span text:style-name="Source_20_Text"><text:span text:style-name="T4"><text:s text:c="2"/>animation: cycle 6s linear infinite;</text:span></text:span></text:p>
      <text:p text:style-name="P46"><text:soft-page-break/><text:span text:style-name="Source_20_Text"><text:span text:style-name="T4">}</text:span></text:span></text:p>
      <text:h text:style-name="P41" text:outline-level="2">2. Esempio completo: l’orologio che gira</text:h>
      <text:p text:style-name="P45">Qui mostriamo come costruire un semplice quadrante con lancette che ruotano a velocità diverse.</text:p>
      <text:h text:style-name="P42" text:outline-level="3">HTML</text:h>
      <text:p text:style-name="Preformatted_20_Text"><text:span text:style-name="Source_20_Text"><text:span text:style-name="T4">&lt;div class="clock"&gt;</text:span></text:span></text:p>
      <text:p text:style-name="Preformatted_20_Text"><text:span text:style-name="Source_20_Text"><text:span text:style-name="T4"><text:s text:c="2"/>&lt;div class="hand minutes"&gt;&lt;/div&gt;</text:span></text:span></text:p>
      <text:p text:style-name="Preformatted_20_Text"><text:span text:style-name="Source_20_Text"><text:span text:style-name="T4"><text:s text:c="2"/>&lt;div class="hand hours"&gt;&lt;/div&gt;</text:span></text:span></text:p>
      <text:p text:style-name="P46"><text:span text:style-name="Source_20_Text"><text:span text:style-name="T4">&lt;/div&gt;</text:span></text:span></text:p>
      <text:h text:style-name="P42" text:outline-level="3">CSS</text:h>
      <text:p text:style-name="Preformatted_20_Text"><text:span text:style-name="Source_20_Text"><text:span text:style-name="T4">/* Contenitore orologio */</text:span></text:span></text:p>
      <text:p text:style-name="Preformatted_20_Text"><text:span text:style-name="Source_20_Text"><text:span text:style-name="T4">.clock {</text:span></text:span></text:p>
      <text:p text:style-name="Preformatted_20_Text"><text:span text:style-name="Source_20_Text"><text:span text:style-name="T4"><text:s text:c="2"/>position: relative;</text:span></text:span></text:p>
      <text:p text:style-name="Preformatted_20_Text"><text:span text:style-name="Source_20_Text"><text:span text:style-name="T4"><text:s text:c="2"/>width: 200px;</text:span></text:span></text:p>
      <text:p text:style-name="Preformatted_20_Text"><text:span text:style-name="Source_20_Text"><text:span text:style-name="T4"><text:s text:c="2"/>height: 200px;</text:span></text:span></text:p>
      <text:p text:style-name="Preformatted_20_Text"><text:span text:style-name="Source_20_Text"><text:span text:style-name="T4"><text:s text:c="2"/>border: 8px solid #333;</text:span></text:span></text:p>
      <text:p text:style-name="Preformatted_20_Text"><text:span text:style-name="Source_20_Text"><text:span text:style-name="T4"><text:s text:c="2"/>border-radius: 50%;</text:span></text:span></text:p>
      <text:p text:style-name="Preformatted_20_Text"><text:span text:style-name="Source_20_Text"><text:span text:style-name="T4"><text:s text:c="2"/>background: #eef;</text:span></text:span></text:p>
      <text:p text:style-name="Preformatted_20_Text"><text:span text:style-name="Source_20_Text"><text:span text:style-name="T4"><text:s text:c="2"/>margin: 2rem auto;</text:span></text:span></text:p>
      <text:p text:style-name="Preformatted_20_Text"><text:span text:style-name="Source_20_Text"><text:span text:style-name="T4">}</text:span></text:span></text:p>
      <text:p text:style-name="P43"/>
      <text:p text:style-name="Preformatted_20_Text"><text:span text:style-name="Source_20_Text"><text:span text:style-name="T4">/* Stile comune alle lancette */</text:span></text:span></text:p>
      <text:p text:style-name="Preformatted_20_Text"><text:span text:style-name="Source_20_Text"><text:span text:style-name="T4">.hand {</text:span></text:span></text:p>
      <text:p text:style-name="Preformatted_20_Text"><text:span text:style-name="Source_20_Text"><text:span text:style-name="T4"><text:s text:c="2"/>position: absolute;</text:span></text:span></text:p>
      <text:p text:style-name="Preformatted_20_Text"><text:span text:style-name="Source_20_Text"><text:span text:style-name="T4"><text:s text:c="2"/>bottom: 50%;</text:span></text:span></text:p>
      <text:p text:style-name="Preformatted_20_Text"><text:span text:style-name="Source_20_Text"><text:span text:style-name="T4"><text:s text:c="2"/>left: 50%;</text:span></text:span></text:p>
      <text:p text:style-name="Preformatted_20_Text"><text:span text:style-name="Source_20_Text"><text:span text:style-name="T4"><text:s text:c="2"/>transform-origin: center bottom;</text:span></text:span></text:p>
      <text:p text:style-name="Preformatted_20_Text"><text:span text:style-name="Source_20_Text"><text:span text:style-name="T4"><text:s text:c="2"/>background: #c33;</text:span></text:span></text:p>
      <text:p text:style-name="Preformatted_20_Text"><text:span text:style-name="Source_20_Text"><text:span text:style-name="T4">}</text:span></text:span></text:p>
      <text:p text:style-name="P43"/>
      <text:p text:style-name="Preformatted_20_Text"><text:span text:style-name="Source_20_Text"><text:span text:style-name="T4">/* Lancetta dei minuti */</text:span></text:span></text:p>
      <text:p text:style-name="Preformatted_20_Text"><text:span text:style-name="Source_20_Text"><text:span text:style-name="T4">.minutes {</text:span></text:span></text:p>
      <text:p text:style-name="Preformatted_20_Text"><text:span text:style-name="Source_20_Text"><text:span text:style-name="T4"><text:s text:c="2"/>width: 4px;</text:span></text:span></text:p>
      <text:p text:style-name="Preformatted_20_Text"><text:span text:style-name="Source_20_Text"><text:span text:style-name="T4"><text:s text:c="2"/>height: 80px;</text:span></text:span></text:p>
      <text:p text:style-name="Preformatted_20_Text"><text:span text:style-name="Source_20_Text"><text:span text:style-name="T4"><text:s text:c="2"/>animation: cycle 6s linear infinite;</text:span></text:span></text:p>
      <text:p text:style-name="Preformatted_20_Text"><text:span text:style-name="Source_20_Text"><text:span text:style-name="T4">}</text:span></text:span></text:p>
      <text:p text:style-name="P43"/>
      <text:p text:style-name="Preformatted_20_Text"><text:span text:style-name="Source_20_Text"><text:span text:style-name="T4">/* Lancetta delle ore (più corta e lenta) */</text:span></text:span></text:p>
      <text:p text:style-name="Preformatted_20_Text"><text:span text:style-name="Source_20_Text"><text:span text:style-name="T4">.hours {</text:span></text:span></text:p>
      <text:p text:style-name="Preformatted_20_Text"><text:span text:style-name="Source_20_Text"><text:span text:style-name="T4"><text:s text:c="2"/>width: 6px;</text:span></text:span></text:p>
      <text:p text:style-name="Preformatted_20_Text"><text:span text:style-name="Source_20_Text"><text:span text:style-name="T4"><text:s text:c="2"/>height: 60px;</text:span></text:span></text:p>
      <text:p text:style-name="Preformatted_20_Text"><text:span text:style-name="Source_20_Text"><text:span text:style-name="T4"><text:s text:c="2"/>animation: cycle 60s linear infinite;</text:span></text:span></text:p>
      <text:p text:style-name="Preformatted_20_Text"><text:span text:style-name="Source_20_Text"><text:span text:style-name="T4">}</text:span></text:span></text:p>
      <text:p text:style-name="P43"/>
      <text:p text:style-name="Preformatted_20_Text"><text:span text:style-name="Source_20_Text"><text:span text:style-name="T4">/* Definizione dei keyframes */</text:span></text:span></text:p>
      <text:p text:style-name="Preformatted_20_Text"><text:span text:style-name="Source_20_Text"><text:span text:style-name="T4">@keyframes cycle {</text:span></text:span></text:p>
      <text:p text:style-name="Preformatted_20_Text"><text:span text:style-name="Source_20_Text"><text:span text:style-name="T4"><text:s text:c="2"/>from { transform: rotate(0deg); }</text:span></text:span></text:p>
      <text:p text:style-name="Preformatted_20_Text"><text:span text:style-name="Source_20_Text"><text:span text:style-name="T4"><text:s text:c="2"/>to <text:s text:c="2"/>{ transform: rotate(360deg); }</text:span></text:span></text:p>
      <text:p text:style-name="P46"><text:span text:style-name="Source_20_Text"><text:span text:style-name="T4">}</text:span></text:span></text:p>
      <text:p text:style-name="P46"><text:span text:style-name="Source_20_Text"/></text:p>
      <text:p text:style-name="P46"><text:span text:style-name="Source_20_Text"/></text:p>
      <text:p text:style-name="Text_20_body"><text:soft-page-break/><text:span text:style-name="Strong_20_Emphasis"><text:span text:style-name="T4">Spiegazione</text:span></text:span></text:p>
      <text:list xml:id="list1356178373" text:style-name="L9">
        <text:list-item>
          <text:p text:style-name="P57"><text:span text:style-name="T4">Entrambe le lancette usano </text:span><text:span text:style-name="Source_20_Text"><text:span text:style-name="T4">animation: cycle … infinite;</text:span></text:span></text:p>
        </text:list-item>
        <text:list-item>
          <text:p text:style-name="P57"><text:span text:style-name="T4">I minuti fanno un giro completo in </text:span><text:span text:style-name="Strong_20_Emphasis"><text:span text:style-name="T4">6 secondi</text:span></text:span><text:span text:style-name="T4">, le ore in </text:span><text:span text:style-name="Strong_20_Emphasis"><text:span text:style-name="T4">60 secondi</text:span></text:span></text:p>
        </text:list-item>
        <text:list-item>
          <text:p text:style-name="P57"><text:span text:style-name="Source_20_Text"><text:span text:style-name="T4">linear</text:span></text:span><text:span text:style-name="T4"> garantisce velocità costante</text:span></text:p>
        </text:list-item>
        <text:list-item>
          <text:p text:style-name="P57"><text:span text:style-name="Source_20_Text"><text:span text:style-name="T4">@keyframes cycle</text:span></text:span><text:span text:style-name="T4"> applica </text:span><text:span text:style-name="Source_20_Text"><text:span text:style-name="T4">transform: rotate()</text:span></text:span><text:span text:style-name="T4"> da 0° a 360°</text:span></text:p>
        </text:list-item>
      </text:list>
      <text:h text:style-name="P41" text:outline-level="2">3. Altri esempi di animazioni avanzate</text:h>
      <text:h text:style-name="P42" text:outline-level="3">3.1 Effetto “bounce” con più keyframes</text:h>
      <text:p text:style-name="Preformatted_20_Text"><text:span text:style-name="Source_20_Text"><text:span text:style-name="T4">@keyframes bounce {</text:span></text:span></text:p>
      <text:p text:style-name="Preformatted_20_Text"><text:span text:style-name="Source_20_Text"><text:span text:style-name="T4"><text:s text:c="2"/>0%, 100% {</text:span></text:span></text:p>
      <text:p text:style-name="Preformatted_20_Text"><text:span text:style-name="Source_20_Text"><text:span text:style-name="T4"><text:s text:c="4"/>transform: translateY(0);</text:span></text:span></text:p>
      <text:p text:style-name="Preformatted_20_Text"><text:span text:style-name="Source_20_Text"><text:span text:style-name="T4"><text:s text:c="2"/>}</text:span></text:span></text:p>
      <text:p text:style-name="Preformatted_20_Text"><text:span text:style-name="Source_20_Text"><text:span text:style-name="T4"><text:s text:c="2"/>50% {</text:span></text:span></text:p>
      <text:p text:style-name="Preformatted_20_Text"><text:span text:style-name="Source_20_Text"><text:span text:style-name="T4"><text:s text:c="4"/>transform: translateY(-30px);</text:span></text:span></text:p>
      <text:p text:style-name="Preformatted_20_Text"><text:span text:style-name="Source_20_Text"><text:span text:style-name="T4"><text:s text:c="2"/>}</text:span></text:span></text:p>
      <text:p text:style-name="Preformatted_20_Text"><text:span text:style-name="Source_20_Text"><text:span text:style-name="T4">}</text:span></text:span></text:p>
      <text:p text:style-name="P43"/>
      <text:p text:style-name="Preformatted_20_Text"><text:span text:style-name="Source_20_Text"><text:span text:style-name="T4">.bouncy {</text:span></text:span></text:p>
      <text:p text:style-name="Preformatted_20_Text"><text:span text:style-name="Source_20_Text"><text:span text:style-name="T4"><text:s text:c="2"/>display: inline-block;</text:span></text:span></text:p>
      <text:p text:style-name="Preformatted_20_Text"><text:span text:style-name="Source_20_Text"><text:span text:style-name="T4"><text:s text:c="2"/>padding: 1rem;</text:span></text:span></text:p>
      <text:p text:style-name="Preformatted_20_Text"><text:span text:style-name="Source_20_Text"><text:span text:style-name="T4"><text:s text:c="2"/>background: lightseagreen;</text:span></text:span></text:p>
      <text:p text:style-name="Preformatted_20_Text"><text:span text:style-name="Source_20_Text"><text:span text:style-name="T4"><text:s text:c="2"/>color: white;</text:span></text:span></text:p>
      <text:p text:style-name="Preformatted_20_Text"><text:span text:style-name="Source_20_Text"><text:span text:style-name="T4"><text:s text:c="2"/>animation: bounce 2s ease-in-out infinite;</text:span></text:span></text:p>
      <text:p text:style-name="P46"><text:span text:style-name="Source_20_Text"><text:span text:style-name="T4">}</text:span></text:span></text:p>
      <text:p text:style-name="Text_20_body"><text:span text:style-name="Strong_20_Emphasis"><text:span text:style-name="T4">Uso in HTML</text:span></text:span></text:p>
      <text:p text:style-name="P46"><text:span text:style-name="Source_20_Text"><text:span text:style-name="T4">&lt;div class="bouncy"&gt;Rimbalzo!&lt;/div&gt;</text:span></text:span></text:p>
      <text:h text:style-name="P42" text:outline-level="3">3.2 Sequenza di colori</text:h>
      <text:p text:style-name="Preformatted_20_Text"><text:span text:style-name="Source_20_Text"><text:span text:style-name="T4">@keyframes rainbow {</text:span></text:span></text:p>
      <text:p text:style-name="Preformatted_20_Text"><text:span text:style-name="Source_20_Text"><text:span text:style-name="T4"><text:s text:c="2"/>0% <text:s text:c="2"/>{ background-color: red; }</text:span></text:span></text:p>
      <text:p text:style-name="Preformatted_20_Text"><text:span text:style-name="Source_20_Text"><text:span text:style-name="T4"><text:s text:c="2"/>25% <text:s/>{ background-color: yellow; }</text:span></text:span></text:p>
      <text:p text:style-name="Preformatted_20_Text"><text:span text:style-name="Source_20_Text"><text:span text:style-name="T4"><text:s text:c="2"/>50% <text:s/>{ background-color: lime; }</text:span></text:span></text:p>
      <text:p text:style-name="Preformatted_20_Text"><text:span text:style-name="Source_20_Text"><text:span text:style-name="T4"><text:s text:c="2"/>75% <text:s/>{ background-color: cyan; }</text:span></text:span></text:p>
      <text:p text:style-name="Preformatted_20_Text"><text:span text:style-name="Source_20_Text"><text:span text:style-name="T4"><text:s text:c="2"/>100% { background-color: magenta; }</text:span></text:span></text:p>
      <text:p text:style-name="Preformatted_20_Text"><text:span text:style-name="Source_20_Text"><text:span text:style-name="T4">}</text:span></text:span></text:p>
      <text:p text:style-name="P43"/>
      <text:p text:style-name="Preformatted_20_Text"><text:span text:style-name="Source_20_Text"><text:span text:style-name="T4">.rainbow-box {</text:span></text:span></text:p>
      <text:p text:style-name="Preformatted_20_Text"><text:span text:style-name="Source_20_Text"><text:span text:style-name="T4"><text:s text:c="2"/>width: 150px;</text:span></text:span></text:p>
      <text:p text:style-name="Preformatted_20_Text"><text:span text:style-name="Source_20_Text"><text:span text:style-name="T4"><text:s text:c="2"/>height: 150px;</text:span></text:span></text:p>
      <text:p text:style-name="Preformatted_20_Text"><text:span text:style-name="Source_20_Text"><text:span text:style-name="T4"><text:s text:c="2"/>animation: rainbow 5s ease infinite;</text:span></text:span></text:p>
      <text:p text:style-name="P46"><text:span text:style-name="Source_20_Text"><text:span text:style-name="T4">}</text:span></text:span></text:p>
      <text:p text:style-name="Text_20_body"><text:span text:style-name="Strong_20_Emphasis"><text:span text:style-name="T4">Uso in HTML</text:span></text:span></text:p>
      <text:p text:style-name="P46"><text:span text:style-name="Source_20_Text"><text:span text:style-name="T4">&lt;div class="rainbow-box"&gt;&lt;/div&gt;</text:span></text:span></text:p>
      <text:p text:style-name="P14"/>
      <text:p text:style-name="P14"/>
      <text:p text:style-name="P14"><text:soft-page-break/></text:p>
      <text:h text:style-name="P19" text:outline-level="3">Fotogrammi chiave: da “from→to” a passi intermedi</text:h>
      <text:list xml:id="list489543179" text:style-name="L10">
        <text:list-item>
          <text:p text:style-name="P58"><text:span text:style-name="Strong_20_Emphasis"><text:span text:style-name="Source_20_Text">from</text:span></text:span><text:span text:style-name="Strong_20_Emphasis"> e </text:span><text:span text:style-name="Strong_20_Emphasis"><text:span text:style-name="Source_20_Text">to</text:span></text:span> sono le scorciatoie per indicare rispettivamente l’inizio (0%) e la fine (100%) dell’animazione.</text:p>
        </text:list-item>
        <text:list-item>
          <text:p text:style-name="P58"><text:span text:style-name="Strong_20_Emphasis">Percentuali intermedie</text:span> (<text:span text:style-name="Source_20_Text">25%</text:span>, <text:span text:style-name="Source_20_Text">50%</text:span>, <text:span text:style-name="Source_20_Text">75%</text:span>, ecc.) ti consentono di inserire punti di svolta in cui modificare proprietà diverse: puoi, ad esempio, far crescere la larghezza fino a metà animazione, poi cambiare il colore e infine riportare tutto allo stato iniziale.</text:p>
        </text:list-item>
      </text:list>
      <text:p text:style-name="Text_20_body">Questo meccanismo è ciò che rende <text:span text:style-name="Source_20_Text">@keyframes</text:span> così flessibile: a ogni step puoi intervenire su una o più proprietà, creando movimenti articolati e transizioni multiple in una sola dichiarazione.</text:p>
      <text:h text:style-name="P13" text:outline-level="3"><text:span text:style-name="T1">Collegamento tra </text:span><text:span text:style-name="Source_20_Text"><text:span text:style-name="T1">@keyframes</text:span></text:span><text:span text:style-name="T1"> e </text:span><text:span text:style-name="Source_20_Text"><text:span text:style-name="T1">animation</text:span></text:span></text:h>
      <text:p text:style-name="Text_20_body">Dopo aver definito la sequenza con:</text:p>
      <text:p text:style-name="P14">@keyframes nomeAnimazione {</text:p>
      <text:p text:style-name="P14"><text:s text:c="2"/>0% <text:s text:c="2"/>{ /* stato iniziale */ }</text:p>
      <text:p text:style-name="P14"><text:s text:c="2"/>50% <text:s/>{ /* step intermedio */ }</text:p>
      <text:p text:style-name="P14"><text:s text:c="2"/>100% { /* stato finale */ }</text:p>
      <text:p text:style-name="P14">}</text:p>
      <text:p text:style-name="P14">ti basta assegnarla a un elemento con la proprietà <text:span text:style-name="Source_20_Text">animation-name: nomeAnimazione;</text:span> (o usando la sintassi shorthand <text:span text:style-name="Source_20_Text">animation: nomeAnimazione durata timing infinite;</text:span>). In questo modo il browser sa:</text:p>
      <text:list xml:id="list1094641562" text:style-name="L11">
        <text:list-item>
          <text:p text:style-name="P59"><text:span text:style-name="Strong_20_Emphasis">Quale sequenza</text:span> (il nome)</text:p>
        </text:list-item>
        <text:list-item>
          <text:p text:style-name="P59"><text:span text:style-name="Strong_20_Emphasis">Quanto duri</text:span> l’animazione</text:p>
        </text:list-item>
        <text:list-item>
          <text:p text:style-name="P59"><text:span text:style-name="Strong_20_Emphasis">Con quale ritmo</text:span> (timing function)</text:p>
        </text:list-item>
        <text:list-item>
          <text:p text:style-name="P59"><text:span text:style-name="Strong_20_Emphasis">Quante volte</text:span> ripeterla (iteration count)</text:p>
        </text:list-item>
        <text:list-item>
          <text:p text:style-name="P59"><text:span text:style-name="Strong_20_Emphasis">Se e come</text:span> mantenere lo stato finale (<text:span text:style-name="Source_20_Text">animation-fill-mode</text:span>)</text:p>
        </text:list-item>
      </text:list>
      <text:h text:style-name="P13" text:outline-level="3">Vantaggi di <text:span text:style-name="Source_20_Text">@keyframes</text:span></text:h>
      <text:list xml:id="list2782501036" text:style-name="L12">
        <text:list-item>
          <text:p text:style-name="P60"><text:span text:style-name="Strong_20_Emphasis">Controllo preciso</text:span>: non sei vincolato a un solo cambiamento, ma puoi suddividere l’animazione in tanti step logici.</text:p>
        </text:list-item>
        <text:list-item>
          <text:p text:style-name="P60"><text:span text:style-name="Strong_20_Emphasis">Proprietà multiple</text:span>: in un singolo keyframe puoi animare larghezza, posizione, colore, rotazione, opacità e via dicendo, anche in combinazione.</text:p>
        </text:list-item>
        <text:list-item>
          <text:p text:style-name="P60"><text:span text:style-name="Strong_20_Emphasis">Loop, alternanze e fill modes</text:span>: con sub-proprietà come <text:span text:style-name="Source_20_Text">animation-iteration-count</text:span>, <text:span text:style-name="Source_20_Text">animation-direction: alternate</text:span> e <text:span text:style-name="Source_20_Text">animation-fill-mode</text:span> puoi far ripetere l’animazione all’infinito, farla ritornare indietro o mantenere l’aspetto dell’ultimo frame.</text:p>
        </text:list-item>
      </text:list>
      <text:p text:style-name="P14"/>
      <text:p text:style-name="P25"><text:soft-page-break/>ANIMATION AND EFFECTS CHEAT SHEET</text:p>
      <text:h text:style-name="P10" text:outline-level="2">Trasformazioni spaziali con <text:span text:style-name="Source_20_Text">transform</text:span></text:h>
      <text:p text:style-name="Text_20_body">La proprietà <text:span text:style-name="Source_20_Text">transform</text:span> ti consente di <text:span text:style-name="Strong_20_Emphasis">sospendere</text:span> lo stile statico di un elemento e di <text:span text:style-name="Strong_20_Emphasis">agire</text:span> su di esso nel suo spazio 2D o 3D. Puoi pensare a <text:span text:style-name="Source_20_Text">transform</text:span> come a un piccolo sotto‐linguaggio dentro il CSS che ti permette di:</text:p>
      <text:list xml:id="list1405872620" text:style-name="L13">
        <text:list-item>
          <text:p text:style-name="P61"><text:span text:style-name="Strong_20_Emphasis">Ruotare</text:span> (<text:span text:style-name="Source_20_Text">rotate</text:span>, <text:span text:style-name="Source_20_Text">rotateX/Y/Z</text:span>, <text:span text:style-name="Source_20_Text">rotate3d</text:span>)</text:p>
        </text:list-item>
        <text:list-item>
          <text:p text:style-name="P61"><text:span text:style-name="Strong_20_Emphasis">Spostare</text:span> (<text:span text:style-name="Source_20_Text">translate</text:span>, <text:span text:style-name="Source_20_Text">translateX/Y/Z</text:span>, <text:span text:style-name="Source_20_Text">translate3d</text:span>)</text:p>
        </text:list-item>
        <text:list-item>
          <text:p text:style-name="P61"><text:span text:style-name="Strong_20_Emphasis">Scala­re</text:span> (<text:span text:style-name="Source_20_Text">scale</text:span>, <text:span text:style-name="Source_20_Text">scaleX/Y/Z</text:span>, <text:span text:style-name="Source_20_Text">scale3d</text:span>)</text:p>
        </text:list-item>
        <text:list-item>
          <text:p text:style-name="P61"><text:span text:style-name="Strong_20_Emphasis">Inclinare</text:span> (<text:span text:style-name="Source_20_Text">skew</text:span>, <text:span text:style-name="Source_20_Text">skewX</text:span>, <text:span text:style-name="Source_20_Text">skewY</text:span>)</text:p>
        </text:list-item>
      </text:list>
      <text:p text:style-name="P11">.sample {</text:p>
      <text:p text:style-name="P11"><text:s text:c="2"/>/* ruota di 45°, ingrandisci del 50% e trasla di 45px a destra */</text:p>
      <text:p text:style-name="P11"><text:s text:c="2"/>transform: rotate(45deg) scale(1.5) translate(45px);</text:p>
      <text:p text:style-name="P11"><text:s text:c="2"/>/* punto di ancoraggio della trasformazione */</text:p>
      <text:p text:style-name="P11"><text:s text:c="2"/>transform-origin: right bottom;</text:p>
      <text:p text:style-name="P11">}</text:p>
      <text:p text:style-name="P11"/>
      <text:h text:style-name="P12" text:outline-level="2">Micro-animazioni con <text:span text:style-name="Source_20_Text">transition</text:span></text:h>
      <text:p text:style-name="Text_20_body">Quando vuoi che il passaggio da uno stato di stile a un altro non sia istantaneo, ma graduale, usi <text:span text:style-name="Source_20_Text">transition</text:span>. Questa proprietà shorthand raggruppa:</text:p>
      <text:list xml:id="list3504121446" text:style-name="L14">
        <text:list-item>
          <text:p text:style-name="P62"><text:span text:style-name="Strong_20_Emphasis">transition-property</text:span> (quale proprietà animare)</text:p>
        </text:list-item>
        <text:list-item>
          <text:p text:style-name="P62"><text:span text:style-name="Strong_20_Emphasis">transition-duration</text:span> (in quanto tempo)</text:p>
        </text:list-item>
        <text:list-item>
          <text:p text:style-name="P62"><text:span text:style-name="Strong_20_Emphasis">transition-timing-function</text:span> (curva di velocità: <text:span text:style-name="Source_20_Text">ease</text:span>, <text:span text:style-name="Source_20_Text">linear</text:span>, <text:span text:style-name="Source_20_Text">ease-in-out</text:span>…)</text:p>
        </text:list-item>
        <text:list-item>
          <text:p text:style-name="P62"><text:span text:style-name="Strong_20_Emphasis">transition-delay</text:span> (ritardo prima di partire)</text:p>
        </text:list-item>
      </text:list>
      <text:p text:style-name="P14"/>
      <text:p text:style-name="P14">.box {</text:p>
      <text:p text:style-name="P14"><text:s text:c="2"/>transition: transform 0.5s ease-in-out 0.2s;</text:p>
      <text:p text:style-name="P14">}</text:p>
      <text:p text:style-name="P14">.box:hover {</text:p>
      <text:p text:style-name="P14"><text:s text:c="2"/>transform: translateX(50px);</text:p>
      <text:p text:style-name="P14">}</text:p>
      <text:p text:style-name="P14"/>
      <text:p text:style-name="P14"><text:soft-page-break/></text:p>
      <text:h text:style-name="P12" text:outline-level="2">Animazioni complesse con <text:span text:style-name="Source_20_Text">animation</text:span> e <text:span text:style-name="Source_20_Text">@keyframes</text:span></text:h>
      <text:p text:style-name="Text_20_body">Quando devi orchestrare <text:span text:style-name="Strong_20_Emphasis">più fasi</text:span>, cambiare <text:span text:style-name="Strong_20_Emphasis">diverse proprietà</text:span> in momenti prestabiliti, o ripetere un ciclo all’infinito, passi a <text:span text:style-name="Source_20_Text">animation</text:span>:</text:p>
      <text:list xml:id="list3451788357" text:style-name="L15">
        <text:list-item>
          <text:p text:style-name="P63"><text:span text:style-name="Strong_20_Emphasis"><text:span text:style-name="Source_20_Text">@keyframes nomeAnimazione { … }</text:span></text:span> definisce i tuoi fotogrammi‐chiave:</text:p>
          <text:list>
            <text:list-item>
              <text:p text:style-name="P63"><text:span text:style-name="Source_20_Text">from</text:span>/<text:span text:style-name="Source_20_Text">to</text:span> (0%→100%)</text:p>
            </text:list-item>
            <text:list-item>
              <text:p text:style-name="P63">Oppure serie di percentuali intermedie (30%, 50%, 75%)</text:p>
            </text:list-item>
            <text:list-item>
              <text:p text:style-name="P63">In ciascun blocco specifichi quali proprietà cambiano e come</text:p>
            </text:list-item>
          </text:list>
        </text:list-item>
        <text:list-item>
          <text:p text:style-name="P63"><text:span text:style-name="Strong_20_Emphasis"><text:span text:style-name="Source_20_Text">animation</text:span></text:span> (shorthand) lega l’elemento alla sequenza di keyframes e ne regola:</text:p>
          <text:list>
            <text:list-item>
              <text:p text:style-name="P63"><text:span text:style-name="Strong_20_Emphasis">nome</text:span> (<text:span text:style-name="Source_20_Text">animation-name</text:span>)</text:p>
            </text:list-item>
            <text:list-item>
              <text:p text:style-name="P63"><text:span text:style-name="Strong_20_Emphasis">durata</text:span> (<text:span text:style-name="Source_20_Text">animation-duration</text:span>)</text:p>
            </text:list-item>
            <text:list-item>
              <text:p text:style-name="P63"><text:span text:style-name="Strong_20_Emphasis">funzione di timing</text:span> (<text:span text:style-name="Source_20_Text">animation-timing-function</text:span>)</text:p>
            </text:list-item>
            <text:list-item>
              <text:p text:style-name="P63"><text:span text:style-name="Strong_20_Emphasis">delay</text:span> (<text:span text:style-name="Source_20_Text">animation-delay</text:span>)</text:p>
            </text:list-item>
            <text:list-item>
              <text:p text:style-name="P63"><text:span text:style-name="Strong_20_Emphasis">ripetizioni</text:span> (<text:span text:style-name="Source_20_Text">animation-iteration-count</text:span>, es. <text:span text:style-name="Source_20_Text">infinite</text:span>)</text:p>
            </text:list-item>
            <text:list-item>
              <text:p text:style-name="P63"><text:span text:style-name="Strong_20_Emphasis">direzione</text:span> (<text:span text:style-name="Source_20_Text">animation-direction</text:span>, es. <text:span text:style-name="Source_20_Text">alternate</text:span>)</text:p>
            </text:list-item>
            <text:list-item>
              <text:p text:style-name="P63"><text:span text:style-name="Strong_20_Emphasis">fill-mode</text:span> (<text:span text:style-name="Source_20_Text">animation-fill-mode</text:span>, es. <text:span text:style-name="Source_20_Text">forwards</text:span>)</text:p>
            </text:list-item>
            <text:list-item>
              <text:p text:style-name="P63"><text:span text:style-name="Strong_20_Emphasis">play-state</text:span> (<text:span text:style-name="Source_20_Text">animation-play-state</text:span>, es. <text:span text:style-name="Source_20_Text">paused</text:span>/<text:span text:style-name="Source_20_Text">running</text:span>)</text:p>
            </text:list-item>
          </text:list>
        </text:list-item>
      </text:list>
      <text:p text:style-name="P14"/>
      <text:p text:style-name="P14">@keyframes pulse {</text:p>
      <text:p text:style-name="P14"><text:s text:c="2"/>0%, 100% { transform: scale(1); }</text:p>
      <text:p text:style-name="P14"><text:s text:c="2"/>50% <text:s text:c="5"/>{ transform: scale(1.2); }</text:p>
      <text:p text:style-name="P14">}</text:p>
      <text:p text:style-name="P14"/>
      <text:p text:style-name="P14">.button {</text:p>
      <text:p text:style-name="P14"><text:s text:c="2"/>animation: pulse 2s ease-in-out infinite;</text:p>
      <text:p text:style-name="P14">}</text:p>
      <text:p text:style-name="P14"/>
      <text:p text:style-name="P14"/>
      <text:p text:style-name="P14"/>
      <text:p text:style-name="P14"/>
      <text:p text:style-name="P14"/>
      <text:h text:style-name="P13" text:outline-level="3"><text:soft-page-break/>Perché usare un preprocessore?</text:h>
      <text:list xml:id="list1860691038" text:style-name="L16">
        <text:list-item>
          <text:p text:style-name="P64"><text:span text:style-name="Strong_20_Emphasis">Variabili:</text:span> invece di ripetere lo stesso codice, assegni valore una sola volta e lo riutilizzi.</text:p>
        </text:list-item>
        <text:list-item>
          <text:p text:style-name="P64"><text:span text:style-name="Strong_20_Emphasis">Nesting dei selettori:</text:span> annidi i tuoi stili proprio come strutturi l’HTML, riducendo la ripetizione di nomi e rendendo il foglio più leggibile.</text:p>
        </text:list-item>
        <text:list-item>
          <text:p text:style-name="P64"><text:span text:style-name="Strong_20_Emphasis">Mixins e funzioni:</text:span> crei blocchi di regole riutilizzabili (con <text:span text:style-name="Source_20_Text">@mixin</text:span> e <text:span text:style-name="Source_20_Text">@include</text:span> in Sass/SCSS) o funzioni (in Stylus) che calcolano valori al volo, per esempio graduazioni di colore o somme di misure.</text:p>
        </text:list-item>
        <text:list-item>
          <text:p text:style-name="P64"><text:span text:style-name="Strong_20_Emphasis">Controlli di flusso:</text:span> cicli (<text:span text:style-name="Source_20_Text">for</text:span>, <text:span text:style-name="Source_20_Text">each</text:span>) e condizionali (<text:span text:style-name="Source_20_Text">if</text:span>) ti aiutano a generare serie di stili o ad applicare regole solo quando serve, senza scrivere tutto a mano.</text:p>
        </text:list-item>
        <text:list-item>
          <text:p text:style-name="P64"><text:span text:style-name="Strong_20_Emphasis">Import e modularità:</text:span> separi il tuo CSS in tanti piccoli file (variabili, tipografia, layout, animazioni…) e poi li “compili” in un unico <text:span text:style-name="Source_20_Text">main.css</text:span>, evitando problemi di ordine di caricamento.</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48" text:outline-level="2"><text:soft-page-break/>CSS Browser Compatibility Cheat Sheet</text:h>
      <text:h text:style-name="Heading_20_3" text:outline-level="3"><text:s/>Cos'è la compatibilità cross-browser?</text:h>
      <text:p text:style-name="Text_20_body">È la capacità di un sito web di apparire e comportarsi allo stesso modo su diversi browser (Chrome, Firefox, Safari, Edge, Opera…).</text:p>
      <text:p text:style-name="P65"/>
      <table:table table:name="Table1" table:style-name="Table1">
        <table:table-column table:style-name="Table1.A"/>
        <table:table-column table:style-name="Table1.B"/>
        <table:table-header-rows>
          <table:table-row>
            <table:table-cell table:style-name="Table1.A1" office:value-type="string">
              <text:p text:style-name="Table_20_Heading">Tipo di problema</text:p>
            </table:table-cell>
            <table:table-cell table:style-name="Table1.A1" office:value-type="string">
              <text:p text:style-name="Table_20_Heading">Descrizione</text:p>
            </table:table-cell>
          </table:table-row>
        </table:table-header-rows>
        <table:table-row>
          <table:table-cell table:style-name="Table1.A1" office:value-type="string">
            <text:p text:style-name="Table_20_Contents"><text:span text:style-name="Strong_20_Emphasis">Differenze nei motori di rendering</text:span></text:p>
          </table:table-cell>
          <table:table-cell table:style-name="Table1.A1" office:value-type="string">
            <text:p text:style-name="Table_20_Contents">Es. WebKit (Safari), Blink (Chrome/Edge), Gecko (Firefox)</text:p>
          </table:table-cell>
        </table:table-row>
        <table:table-row>
          <table:table-cell table:style-name="Table1.A1" office:value-type="string">
            <text:p text:style-name="Table_20_Contents"><text:span text:style-name="Strong_20_Emphasis">Default CSS diversi</text:span></text:p>
          </table:table-cell>
          <table:table-cell table:style-name="Table1.A1" office:value-type="string">
            <text:p text:style-name="Table_20_Contents">Font, margini, padding, allineamenti variano tra browser</text:p>
          </table:table-cell>
        </table:table-row>
        <table:table-row>
          <table:table-cell table:style-name="Table1.A1" office:value-type="string">
            <text:p text:style-name="Table_20_Contents"><text:span text:style-name="Strong_20_Emphasis">Nuove proprietà non ancora supportate</text:span></text:p>
          </table:table-cell>
          <table:table-cell table:style-name="Table1.A1" office:value-type="string">
            <text:p text:style-name="Table_20_Contents">I browser adottano le nuove specifiche a velocità diverse</text:p>
          </table:table-cell>
        </table:table-row>
        <table:table-row>
          <table:table-cell table:style-name="Table1.A1" office:value-type="string">
            <text:p text:style-name="Table_20_Contents"><text:span text:style-name="Strong_20_Emphasis">Differenze su Flex/Grid</text:span></text:p>
          </table:table-cell>
          <table:table-cell table:style-name="Table1.A1" office:value-type="string">
            <text:p text:style-name="Table_20_Contents">Layout animati non fluidi, problemi di allineamento, proporzioni errate</text:p>
          </table:table-cell>
        </table:table-row>
      </table:table>
      <text:p text:style-name="P65"/>
      <text:p text:style-name="P14"/>
      <table:table table:name="Table2" table:style-name="Table2">
        <table:table-column table:style-name="Table2.A"/>
        <table:table-column table:style-name="Table2.B"/>
        <table:table-header-rows>
          <table:table-row>
            <table:table-cell table:style-name="Table2.A1" office:value-type="string">
              <text:p text:style-name="Table_20_Heading">Strumento</text:p>
            </table:table-cell>
            <table:table-cell table:style-name="Table2.A1" office:value-type="string">
              <text:p text:style-name="Table_20_Heading">Funzionalità</text:p>
            </table:table-cell>
          </table:table-row>
        </table:table-header-rows>
        <table:table-row>
          <table:table-cell table:style-name="Table2.A1" office:value-type="string">
            <text:p text:style-name="Table_20_Contents"><text:a xlink:type="simple" xlink:href="https://caniuse.com/" text:style-name="Internet_20_link" text:visited-style-name="Visited_20_Internet_20_Link">Can I use</text:a></text:p>
          </table:table-cell>
          <table:table-cell table:style-name="Table2.A1" office:value-type="string">
            <text:p text:style-name="Table_20_Contents">Verifica supporto proprietà CSS nei vari browser/versioni</text:p>
          </table:table-cell>
        </table:table-row>
        <table:table-row>
          <table:table-cell table:style-name="Table2.A1" office:value-type="string">
            <text:p text:style-name="Table_20_Contents"><text:a xlink:type="simple" xlink:href="https://www.browserstack.com/" text:style-name="Internet_20_link" text:visited-style-name="Visited_20_Internet_20_Link">BrowserStack</text:a></text:p>
          </table:table-cell>
          <table:table-cell table:style-name="Table2.A1" office:value-type="string">
            <text:p text:style-name="Table_20_Contents">Ambiente virtuale per test su browser e dispositivi reali</text:p>
          </table:table-cell>
        </table:table-row>
        <table:table-row>
          <table:table-cell table:style-name="Table2.A1" office:value-type="string">
            <text:p text:style-name="Table_20_Contents"><text:a xlink:type="simple" xlink:href="https://crossbrowsertesting.com/" text:style-name="Internet_20_link" text:visited-style-name="Visited_20_Internet_20_Link">CrossBrowserTesting</text:a></text:p>
          </table:table-cell>
          <table:table-cell table:style-name="Table2.A1" office:value-type="string">
            <text:p text:style-name="Table_20_Contents">Simile a BrowserStack, include test automatizzati</text:p>
          </table:table-cell>
        </table:table-row>
        <table:table-row>
          <table:table-cell table:style-name="Table2.A1" office:value-type="string">
            <text:p text:style-name="Table_20_Contents"><text:a xlink:type="simple" xlink:href="https://jigsaw.w3.org/css-validator/" text:style-name="Internet_20_link" text:visited-style-name="Visited_20_Internet_20_Link">CSS Validation Service</text:a></text:p>
          </table:table-cell>
          <table:table-cell table:style-name="Table2.A1" office:value-type="string">
            <text:p text:style-name="Table_20_Contents">Controlla la validità del tuo CSS</text:p>
          </table:table-cell>
        </table:table-row>
      </table:table>
      <text:p text:style-name="P14"/>
      <text:p text:style-name="P20">Media Queries per browser specifici</text:p>
      <text:p text:style-name="P14">/* Solo per WebKit (Chrome, Safari, Opera) */</text:p>
      <text:p text:style-name="P66"/>
      <text:p text:style-name="P14">@media screen and (-webkit-min-device-pixel-ratio: 0) {</text:p>
      <text:p text:style-name="P14"><text:s text:c="2"/>p {</text:p>
      <text:p text:style-name="P14"><text:s text:c="4"/>color: red;</text:p>
      <text:p text:style-name="P14"><text:s text:c="2"/>}</text:p>
      <text:p text:style-name="P14">}</text:p>
      <text:p text:style-name="P14"><text:span text:style-name="Source_20_Text">device-pixel-ratio</text:span> è una proprietà che indica il rapporto tra <text:span text:style-name="Strong_20_Emphasis">pixel fisici</text:span> e <text:span text:style-name="Strong_20_Emphasis">pixel CSS</text:span>.</text:p>
      <text:list xml:id="list3502075462" text:style-name="L17">
        <text:list-item>
          <text:p text:style-name="P69"><text:span text:style-name="Source_20_Text">-webkit-min-device-pixel-ratio</text:span> è la variante <text:span text:style-name="Strong_20_Emphasis">non standard</text:span> usata nei browser WebKit.</text:p>
        </text:list-item>
        <text:list-item>
          <text:p text:style-name="P69">Il valore <text:span text:style-name="Source_20_Text">0</text:span> è il più basso possibile, quindi <text:span text:style-name="Strong_20_Emphasis">qualsiasi valore &gt;0</text:span> (ovvero qualunque browser WebKit) passerà questa condizione.</text:p>
        </text:list-item>
      </text:list>
      <text:p text:style-name="P14"/>
      <text:p text:style-name="P14"/>
      <text:p text:style-name="P14"><text:soft-page-break/>/* Solo per Safari (via hack non ufficiale) */</text:p>
      <text:p text:style-name="P14">@media not all and (min-resolution:.001dpcm) {</text:p>
      <text:p text:style-name="P14"><text:s text:c="2"/>@supports (-webkit-appearance:none) {</text:p>
      <text:p text:style-name="P14"><text:s text:c="4"/>p {</text:p>
      <text:p text:style-name="P14"><text:s text:c="6"/>background: yellow;</text:p>
      <text:p text:style-name="P14"><text:s text:c="4"/>}</text:p>
      <text:p text:style-name="P14"><text:s text:c="2"/>}</text:p>
      <text:p text:style-name="P14">}</text:p>
      <text:p text:style-name="P14"/>
      <text:p text:style-name="P66">librerie utili:</text:p>
      <text:p text:style-name="P66">Reset.css</text:p>
      <text:p text:style-name="P66">modernizer</text:p>
      <text:p text:style-name="P66">Normalize.css</text:p>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10T16:03:12.491234636</dc:date>
    <meta:editing-duration>PT2H17M28S</meta:editing-duration>
    <meta:editing-cycles>10</meta:editing-cycles>
    <meta:generator>LibreOffice/7.3.7.2$Linux_X86_64 LibreOffice_project/30$Build-2</meta:generator>
    <meta:document-statistic meta:table-count="2" meta:image-count="0" meta:object-count="0" meta:page-count="16" meta:paragraph-count="318" meta:word-count="3431" meta:character-count="23161" meta:non-whitespace-character-count="19909"/>
  </office:meta>
</office:document-meta>
</file>